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7.442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124cm"/>
    </style:style>
    <style:style style:name="co19" style:family="table-column">
      <style:table-column-properties fo:break-before="auto" style:column-width="2.669cm"/>
    </style:style>
    <style:style style:name="co20" style:family="table-column">
      <style:table-column-properties fo:break-before="auto" style:column-width="2.369cm"/>
    </style:style>
    <style:style style:name="co21" style:family="table-column">
      <style:table-column-properties fo:break-before="auto" style:column-width="3.866cm"/>
    </style:style>
    <style:style style:name="co22" style:family="table-column">
      <style:table-column-properties fo:break-before="auto" style:column-width="2.47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3.648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3.512cm"/>
    </style:style>
    <style:style style:name="co27" style:family="table-column">
      <style:table-column-properties fo:break-before="auto" style:column-width="4.574cm"/>
    </style:style>
    <style:style style:name="co28" style:family="table-column">
      <style:table-column-properties fo:break-before="auto" style:column-width="5.973cm"/>
    </style:style>
    <style:style style:name="co29" style:family="table-column">
      <style:table-column-properties fo:break-before="auto" style:column-width="3.212cm"/>
    </style:style>
    <style:style style:name="co30" style:family="table-column">
      <style:table-column-properties fo:break-before="auto" style:column-width="2.785cm"/>
    </style:style>
    <style:style style:name="co31" style:family="table-column">
      <style:table-column-properties fo:break-before="auto" style:column-width="4.166cm"/>
    </style:style>
    <style:style style:name="co32" style:family="table-column">
      <style:table-column-properties fo:break-before="auto" style:column-width="5.064cm"/>
    </style:style>
    <style:style style:name="co33" style:family="table-column">
      <style:table-column-properties fo:break-before="auto" style:column-width="6.073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5.373cm"/>
    </style:style>
    <style:style style:name="co36" style:family="table-column">
      <style:table-column-properties fo:break-before="auto" style:column-width="1.042cm"/>
    </style:style>
    <style:style style:name="co37" style:family="table-column">
      <style:table-column-properties fo:break-before="auto" style:column-width="2.314cm"/>
    </style:style>
    <style:style style:name="co38" style:family="table-column">
      <style:table-column-properties fo:break-before="auto" style:column-width="3.702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4.057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2.341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205cm"/>
    </style:style>
    <style:style style:name="co45" style:family="table-column">
      <style:table-column-properties fo:break-before="auto" style:column-width="2.868cm"/>
    </style:style>
    <style:style style:name="co46" style:family="table-column">
      <style:table-column-properties fo:break-before="auto" style:column-width="2.233cm"/>
    </style:style>
    <style:style style:name="co47" style:family="table-column">
      <style:table-column-properties fo:break-before="auto" style:column-width="2.286cm"/>
    </style:style>
    <style:style style:name="co48" style:family="table-column">
      <style:table-column-properties fo:break-before="auto" style:column-width="2.94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605cm"/>
    </style:style>
    <style:style style:name="co51" style:family="table-column">
      <style:table-column-properties fo:break-before="auto" style:column-width="3.022cm"/>
    </style:style>
    <style:style style:name="co52" style:family="table-column">
      <style:table-column-properties fo:break-before="auto" style:column-width="1.552cm"/>
    </style:style>
    <style:style style:name="co53" style:family="table-column">
      <style:table-column-properties fo:break-before="auto" style:column-width="1.879cm"/>
    </style:style>
    <style:style style:name="co54" style:family="table-column">
      <style:table-column-properties fo:break-before="auto" style:column-width="0.988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579cm"/>
    </style:style>
    <style:style style:name="co57" style:family="table-column">
      <style:table-column-properties fo:break-before="auto" style:column-width="4.329cm"/>
    </style:style>
    <style:style style:name="co58" style:family="table-column">
      <style:table-column-properties fo:break-before="auto" style:column-width="1.68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2.404cm"/>
    </style:style>
    <style:style style:name="co61" style:family="table-column">
      <style:table-column-properties fo:break-before="auto" style:column-width="2.104cm"/>
    </style:style>
    <style:style style:name="co62" style:family="table-column">
      <style:table-column-properties fo:break-before="auto" style:column-width="1.498cm"/>
    </style:style>
    <style:style style:name="co63" style:family="table-column">
      <style:table-column-properties fo:break-before="auto" style:column-width="4.718cm"/>
    </style:style>
    <style:style style:name="co64" style:family="table-column">
      <style:table-column-properties fo:break-before="auto" style:column-width="2.531cm"/>
    </style:style>
    <style:style style:name="co65" style:family="table-column">
      <style:table-column-properties fo:break-before="auto" style:column-width="1.988cm"/>
    </style:style>
    <style:style style:name="co66" style:family="table-column">
      <style:table-column-properties fo:break-before="auto" style:column-width="1.85cm"/>
    </style:style>
    <style:style style:name="co67" style:family="table-column">
      <style:table-column-properties fo:break-before="auto" style:column-width="1.007cm"/>
    </style:style>
    <style:style style:name="co68" style:family="table-column">
      <style:table-column-properties fo:break-before="auto" style:column-width="1.824cm"/>
    </style:style>
    <style:style style:name="co69" style:family="table-column">
      <style:table-column-properties fo:break-before="auto" style:column-width="4.911cm"/>
    </style:style>
    <style:style style:name="co70" style:family="table-column">
      <style:table-column-properties fo:break-before="auto" style:column-width="3.24cm"/>
    </style:style>
    <style:style style:name="co71" style:family="table-column">
      <style:table-column-properties fo:break-before="auto" style:column-width="2.831cm"/>
    </style:style>
    <style:style style:name="co72" style:family="table-column">
      <style:table-column-properties fo:break-before="auto" style:column-width="2.485cm"/>
    </style:style>
    <style:style style:name="co73" style:family="table-column">
      <style:table-column-properties fo:break-before="auto" style:column-width="2.586cm"/>
    </style:style>
    <style:style style:name="co74" style:family="table-column">
      <style:table-column-properties fo:break-before="auto" style:column-width="12.508cm"/>
    </style:style>
    <style:style style:name="co75" style:family="table-column">
      <style:table-column-properties fo:break-before="auto" style:column-width="3.166cm"/>
    </style:style>
    <style:style style:name="co76" style:family="table-column">
      <style:table-column-properties fo:break-before="auto" style:column-width="3.602cm"/>
    </style:style>
    <style:style style:name="co77" style:family="table-column">
      <style:table-column-properties fo:break-before="auto" style:column-width="4.23cm"/>
    </style:style>
    <style:style style:name="co78" style:family="table-column">
      <style:table-column-properties fo:break-before="auto" style:column-width="2.731cm"/>
    </style:style>
    <style:style style:name="co79" style:family="table-column">
      <style:table-column-properties fo:break-before="auto" style:column-width="4.44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04">
      <style:table-cell-properties fo:background-color="#cccccc"/>
    </style:style>
    <style:style style:name="ce15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7" style:family="table-cell" style:parent-style-name="Default" style:data-style-name="N104">
      <style:text-properties fo:color="#999999"/>
    </style:style>
    <style:style style:name="ce18" style:family="table-cell" style:parent-style-name="Default" style:data-style-name="N104">
      <style:table-cell-properties fo:background-color="#cccccc"/>
      <style:text-properties fo:color="#999999"/>
    </style:style>
    <style:style style:name="ce19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3" style:family="table-cell" style:parent-style-name="Default" style:data-style-name="N104">
      <style:text-properties fo:color="#2a6099"/>
    </style:style>
    <style:style style:name="ce24" style:family="table-cell" style:parent-style-name="Default" style:data-style-name="N104"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6" style:family="table-cell" style:parent-style-name="Default" style:data-style-name="N104">
      <style:text-properties fo:color="#808080"/>
    </style:style>
    <style:style style:name="ce27" style:family="table-cell" style:parent-style-name="Default" style:data-style-name="N104"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11"/>
    <style:style style:name="ce32" style:family="table-cell" style:parent-style-name="Default" style:data-style-name="N111">
      <style:table-cell-properties fo:background-color="#cccccc"/>
    </style:style>
    <style:style style:name="ce33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4" style:family="table-cell" style:parent-style-name="Default" style:data-style-name="N111">
      <style:text-properties fo:color="#808080"/>
    </style:style>
    <style:style style:name="ce35" style:family="table-cell" style:parent-style-name="Default" style:data-style-name="N111">
      <style:table-cell-properties fo:background-color="#cccccc"/>
      <style:text-properties fo:color="#808080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1" style:family="table-cell" style:parent-style-name="Default" style:data-style-name="N104">
      <style:table-cell-properties fo:background-color="#cccccc"/>
      <style:text-properties fo:color="#808080"/>
    </style:style>
    <style:style style:name="ce42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/>
      <style:text-properties fo:color="#2a6099"/>
    </style:style>
    <style:style style:name="ce44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808080"/>
    </style:style>
    <style:style style:name="ce49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#cccccc"/>
    </style:style>
    <style:style style:name="ce53" style:family="table-cell" style:parent-style-name="Default" style:data-style-name="N114"/>
    <style:style style:name="ce54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wrap-option="wrap"/>
    </style:style>
    <style:style style:name="ce62" style:family="table-cell" style:parent-style-name="Default" style:data-style-name="N118"/>
    <style:style style:name="ce63" style:family="table-cell" style:parent-style-name="Default" style:data-style-name="N116"/>
    <style:style style:name="ce64" style:family="table-cell" style:parent-style-name="Default" style:data-style-name="N117"/>
    <style:style style:name="ce65" style:family="table-cell" style:parent-style-name="Default" style:data-style-name="N3"/>
    <style:style style:name="ce66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ackground-color="#ffd7d7"/>
    </style:style>
    <style:style style:name="ce68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808080"/>
    </style:style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2" style:family="table-cell" style:parent-style-name="Default" style:data-style-name="N11">
      <style:table-cell-properties fo:background-color="#ffd7d7"/>
      <style:text-properties fo:color="#808080"/>
    </style:style>
    <style:style style:name="ce73" style:family="table-cell" style:parent-style-name="Default">
      <style:table-cell-properties fo:background-color="#ffffd7" fo:wrap-option="wrap"/>
    </style:style>
    <style:style style:name="ce74" style:family="table-cell" style:parent-style-name="Default">
      <style:table-cell-properties fo:background-color="#ffffd7" fo:wrap-option="wrap"/>
      <style:text-properties fo:color="#ff0000"/>
    </style:style>
    <style:style style:name="ce75" style:family="table-cell" style:parent-style-name="Default">
      <style:table-cell-properties fo:wrap-option="wrap"/>
      <style:text-properties fo:color="#ff0000"/>
    </style:style>
    <style:style style:name="ce76" style:family="table-cell" style:parent-style-name="Default">
      <style:table-cell-properties fo:wrap-option="wrap"/>
      <style:text-properties fo:color="#808080"/>
    </style:style>
    <style:style style:name="ce77" style:family="table-cell" style:parent-style-name="Default">
      <style:text-properties fo:color="#ff0000"/>
    </style:style>
    <style:style style:name="ce78" style:family="table-cell" style:parent-style-name="Default" style:data-style-name="N111">
      <style:text-properties fo:color="#ff0000"/>
    </style:style>
    <style:style style:name="ce79" style:family="table-cell" style:parent-style-name="Default" style:data-style-name="N11">
      <style:table-cell-properties fo:background-color="#ffd7d7"/>
      <style:text-properties fo:color="#ff0000"/>
    </style:style>
    <style:style style:name="ce80" style:family="table-cell" style:parent-style-name="Default" style:data-style-name="N111">
      <style:table-cell-properties fo:background-color="#cccccc" fo:wrap-option="wrap"/>
      <style:text-properties fo:color="#808080" fo:font-weight="bold" style:font-weight-asian="bold" style:font-weight-complex="bold"/>
    </style:style>
    <style:style style:name="ce81" style:family="table-cell" style:parent-style-name="Default" style:data-style-name="N111">
      <style:text-properties fo:color="#808080" fo:font-weight="normal" style:font-weight-asian="normal" style:font-weight-complex="normal"/>
    </style:style>
    <style:style style:name="ce82" style:family="table-cell" style:parent-style-name="Default" style:data-style-name="N11">
      <style:table-cell-properties fo:background-color="#ffd7d7"/>
      <style:text-properties style:use-window-font-color="true"/>
    </style:style>
    <style:style style:name="ce83" style:family="table-cell" style:parent-style-name="Default">
      <style:text-properties fo:color="#808080" fo:font-weight="bold" style:font-weight-asian="bold" style:font-weight-complex="bold"/>
    </style:style>
    <style:style style:name="ce84" style:family="table-cell" style:parent-style-name="Default"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#e0c2cd" fo:wrap-option="wrap"/>
      <style:text-properties fo:font-weight="bold" style:font-weight-asian="bold" style:font-weight-complex="bold"/>
    </style:style>
    <style:style style:name="ce86" style:family="table-cell" style:parent-style-name="Default" style:data-style-name="N115">
      <style:table-cell-properties fo:background-color="#e0c2cd" fo:wrap-option="wrap"/>
      <style:text-properties fo:font-weight="bold" style:font-weight-asian="bold" style:font-weight-complex="bold"/>
    </style:style>
    <style:style style:name="ce87" style:family="table-cell" style:parent-style-name="Default" style:data-style-name="N115">
      <style:table-cell-properties fo:background-color="#cccccc"/>
    </style:style>
    <style:style style:name="ce88" style:family="table-cell" style:parent-style-name="Default" style:data-style-name="N115"/>
    <style:style style:name="ce89" style:family="table-cell" style:parent-style-name="Default" style:data-style-name="N111">
      <style:table-cell-properties fo:background-color="#e0c2cd" fo:wrap-option="wrap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dbb6" fo:wrap-option="wrap"/>
      <style:text-properties fo:font-weight="bold" style:font-weight-asian="bold" style:font-weight-complex="bold"/>
    </style:style>
    <style:style style:name="ce91" style:family="table-cell" style:parent-style-name="Default" style:data-style-name="N104">
      <style:table-cell-properties fo:background-color="#ffdbb6" fo:wrap-option="wrap"/>
      <style:text-properties fo:font-weight="bold" style:font-weight-asian="bold" style:font-weight-complex="bold"/>
    </style:style>
    <style:style style:name="ce92" style:family="table-cell" style:parent-style-name="Default" style:data-style-name="N111">
      <style:table-cell-properties fo:background-color="#ffdbb6" fo:wrap-option="wrap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d8ce"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04">
      <style:text-properties fo:font-weight="bold" style:font-weight-asian="bold" style:font-weight-complex="bold"/>
    </style:style>
    <style:style style:name="ce95" style:family="table-cell" style:parent-style-name="Default" style:data-style-name="N12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8" table:default-cell-style-name="ce26"/>
        <table:table-column table:style-name="co9" table:default-cell-style-name="ce26"/>
        <table:table-column table:style-name="co6" table:default-cell-style-name="ce17"/>
        <table:table-column table:style-name="co10" table:default-cell-style-name="ce31"/>
        <table:table-column table:style-name="co11" table:number-columns-repeated="3" table:default-cell-style-name="ce31"/>
        <table:table-column table:style-name="co11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Cost per km or unit (original date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19" office:value-type="string" calcext:value-type="string">
            <text:p>Cost per km or unit (normalised to 1900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29" office:value-type="string" calcext:value-type="string">
            <text:p>SimuCents per km or unit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style-name="ce33" office:value-type="string" calcext:value-type="string">
            <text:p>Of which forge cost</text:p>
          </table:table-cell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3"/>
          <table:table-cell table:style-name="ce20"/>
          <table:table-cell table:style-name="ce16" table:number-columns-repeated="3"/>
          <table:table-cell table:style-name="ce30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1" office:value-type="currency" office:currency="GBP" office:value="5581" calcext:value-type="currency">
            <text:p>£5,581.00</text:p>
          </table:table-cell>
          <table:table-cell table:style-name="ce24" table:number-columns-repeated="2"/>
          <table:table-cell table:style-name="ce27"/>
          <table:table-cell table:formula="of:=[.G3]*[$'Currency conversion'.$H$3]" office:value-type="currency" office:currency="GHC" office:value="4267.38881532442" calcext:value-type="currency">
            <text:p>₵4,267.39</text:p>
          </table:table-cell>
          <table:table-cell table:style-name="ce34" table:formula="of:=[.H3]*[$'Currency conversion'.$H$3]" office:value-type="currency" office:currency="GHC" office:value="0" calcext:value-type="currency">
            <text:p>₵0.00</text:p>
          </table:table-cell>
          <table:table-cell table:style-name="ce34" table:formula="of:=[.I3]*[$'Currency conversion'.$H$3]" office:value-type="currency" office:currency="GHC" office:value="0" calcext:value-type="currency">
            <text:p>₵0.00</text:p>
          </table:table-cell>
          <table:table-cell table:style-name="ce34"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1" office:value-type="currency" office:currency="GBP" office:value="17.47" calcext:value-type="currency">
            <text:p>£17.47</text:p>
          </table:table-cell>
          <table:table-cell table:style-name="ce24" table:number-columns-repeated="2"/>
          <table:table-cell table:style-name="ce27"/>
          <table:table-cell table:formula="of:=[.G4]*[$'Currency conversion'.$H$3]" office:value-type="currency" office:currency="GHC" office:value="13.3580509951116" calcext:value-type="currency">
            <text:p>₵13.36</text:p>
          </table:table-cell>
          <table:table-cell table:style-name="ce34" table:formula="of:=[.H4]*[$'Currency conversion'.$H$3]" office:value-type="currency" office:currency="GHC" office:value="0" calcext:value-type="currency">
            <text:p>₵0.00</text:p>
          </table:table-cell>
          <table:table-cell table:style-name="ce34" table:formula="of:=[.I4]*[$'Currency conversion'.$H$3]" office:value-type="currency" office:currency="GHC" office:value="0" calcext:value-type="currency">
            <text:p>₵0.00</text:p>
          </table:table-cell>
          <table:table-cell table:style-name="ce34"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1" office:value-type="currency" office:currency="GBP" office:value="98784.66" calcext:value-type="currency">
            <text:p>£98,784.66</text:p>
          </table:table-cell>
          <table:table-cell table:style-name="ce24" table:number-columns-repeated="2"/>
          <table:table-cell table:style-name="ce27"/>
          <table:table-cell table:formula="of:=[.G5]*[$'Currency conversion'.$H$3]" office:value-type="currency" office:currency="GHC" office:value="75533.5160741132" calcext:value-type="currency">
            <text:p>₵75,533.52</text:p>
          </table:table-cell>
          <table:table-cell table:style-name="ce34" table:formula="of:=[.H5]*[$'Currency conversion'.$H$3]" office:value-type="currency" office:currency="GHC" office:value="0" calcext:value-type="currency">
            <text:p>₵0.00</text:p>
          </table:table-cell>
          <table:table-cell table:style-name="ce34" table:formula="of:=[.I5]*[$'Currency conversion'.$H$3]" office:value-type="currency" office:currency="GHC" office:value="0" calcext:value-type="currency">
            <text:p>₵0.00</text:p>
          </table:table-cell>
          <table:table-cell table:style-name="ce34"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1" office:value-type="currency" office:currency="GBP" office:value="1498.74" calcext:value-type="currency">
            <text:p>£1,498.74</text:p>
          </table:table-cell>
          <table:table-cell table:style-name="ce24" table:number-columns-repeated="2"/>
          <table:table-cell table:style-name="ce27"/>
          <table:table-cell table:formula="of:=[.G6]*[$'Currency conversion'.$H$3]" office:value-type="currency" office:currency="GHC" office:value="1145.97855457433" calcext:value-type="currency">
            <text:p>₵1,145.98</text:p>
          </table:table-cell>
          <table:table-cell table:style-name="ce34" table:formula="of:=[.H6]*[$'Currency conversion'.$H$3]" office:value-type="currency" office:currency="GHC" office:value="0" calcext:value-type="currency">
            <text:p>₵0.00</text:p>
          </table:table-cell>
          <table:table-cell table:style-name="ce34" table:formula="of:=[.I6]*[$'Currency conversion'.$H$3]" office:value-type="currency" office:currency="GHC" office:value="0" calcext:value-type="currency">
            <text:p>₵0.00</text:p>
          </table:table-cell>
          <table:table-cell table:style-name="ce34"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523.31" calcext:value-type="currency">
            <text:p>£1,523.3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style-name="ce34" table:formula="of:=[.H7]*[$'Currency conversion'.$H$3]" office:value-type="currency" office:currency="GHC" office:value="1164.76546430243" calcext:value-type="currency">
            <text:p>₵1,164.77</text:p>
          </table:table-cell>
          <table:table-cell table:style-name="ce34" table:formula="of:=[.I7]*[$'Currency conversion'.$H$3]" office:value-type="currency" office:currency="GHC" office:value="0" calcext:value-type="currency">
            <text:p>₵0.00</text:p>
          </table:table-cell>
          <table:table-cell table:style-name="ce34"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416.02" calcext:value-type="currency">
            <text:p>£1,416.02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style-name="ce34" table:formula="of:=[.H8]*[$'Currency conversion'.$H$3]" office:value-type="currency" office:currency="GHC" office:value="1082.72852719507" calcext:value-type="currency">
            <text:p>₵1,082.73</text:p>
          </table:table-cell>
          <table:table-cell table:style-name="ce34" table:formula="of:=[.I8]*[$'Currency conversion'.$H$3]" office:value-type="currency" office:currency="GHC" office:value="0" calcext:value-type="currency">
            <text:p>₵0.00</text:p>
          </table:table-cell>
          <table:table-cell table:style-name="ce34"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344.71" calcext:value-type="currency">
            <text:p>£1,344.7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style-name="ce34" table:formula="of:=[.H9]*[$'Currency conversion'.$H$3]" office:value-type="currency" office:currency="GHC" office:value="1028.20290518812" calcext:value-type="currency">
            <text:p>₵1,028.20</text:p>
          </table:table-cell>
          <table:table-cell table:style-name="ce34" table:formula="of:=[.I9]*[$'Currency conversion'.$H$3]" office:value-type="currency" office:currency="GHC" office:value="0" calcext:value-type="currency">
            <text:p>₵0.00</text:p>
          </table:table-cell>
          <table:table-cell table:style-name="ce34"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86.2" calcext:value-type="currency">
            <text:p>£1,286.20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style-name="ce34" table:formula="of:=[.H10]*[$'Currency conversion'.$H$3]" office:value-type="currency" office:currency="GHC" office:value="983.46452146036" calcext:value-type="currency">
            <text:p>₵983.46</text:p>
          </table:table-cell>
          <table:table-cell table:style-name="ce34" table:formula="of:=[.I10]*[$'Currency conversion'.$H$3]" office:value-type="currency" office:currency="GHC" office:value="0" calcext:value-type="currency">
            <text:p>₵0.00</text:p>
          </table:table-cell>
          <table:table-cell table:style-name="ce34"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05.56" calcext:value-type="currency">
            <text:p>£1,205.56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style-name="ce34" table:formula="of:=[.H11]*[$'Currency conversion'.$H$3]" office:value-type="currency" office:currency="GHC" office:value="921.804920301471" calcext:value-type="currency">
            <text:p>₵921.80</text:p>
          </table:table-cell>
          <table:table-cell table:style-name="ce34" table:formula="of:=[.I11]*[$'Currency conversion'.$H$3]" office:value-type="currency" office:currency="GHC" office:value="0" calcext:value-type="currency">
            <text:p>₵0.00</text:p>
          </table:table-cell>
          <table:table-cell table:style-name="ce34"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092.67" calcext:value-type="currency">
            <text:p>£1,092.67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style-name="ce34" table:formula="of:=[.H12]*[$'Currency conversion'.$H$3]" office:value-type="currency" office:currency="GHC" office:value="835.486066446969" calcext:value-type="currency">
            <text:p>₵835.49</text:p>
          </table:table-cell>
          <table:table-cell table:style-name="ce34" table:formula="of:=[.I12]*[$'Currency conversion'.$H$3]" office:value-type="currency" office:currency="GHC" office:value="0" calcext:value-type="currency">
            <text:p>₵0.00</text:p>
          </table:table-cell>
          <table:table-cell table:style-name="ce34"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1" office:value-type="currency" office:currency="GBP" office:value="2239.68" calcext:value-type="currency">
            <text:p>£2,239.68</text:p>
          </table:table-cell>
          <table:table-cell table:style-name="ce24" table:number-columns-repeated="2"/>
          <table:table-cell table:style-name="ce27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1712.52201790106" calcext:value-type="currency">
            <text:p>₵1,712.52</text:p>
          </table:table-cell>
          <table:table-cell table:style-name="ce34" table:formula="of:=[.H13]*[$'Currency conversion'.$H$3]" office:value-type="currency" office:currency="GHC" office:value="0" calcext:value-type="currency">
            <text:p>₵0.00</text:p>
          </table:table-cell>
          <table:table-cell table:style-name="ce34" table:formula="of:=[.I13]*[$'Currency conversion'.$H$3]" office:value-type="currency" office:currency="GHC" office:value="0" calcext:value-type="currency">
            <text:p>₵0.00</text:p>
          </table:table-cell>
          <table:table-cell table:style-name="ce34" table:formula="of:=[.J13]*[$'Currency conversion'.$H$3]" office:value-type="currency" office:currency="GHC" office:value="720.875976941687" calcext:value-type="currency">
            <text:p>₵72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1" office:value-type="currency" office:currency="GBP" office:value="1927.36" calcext:value-type="currency">
            <text:p>£1,927.36</text:p>
          </table:table-cell>
          <table:table-cell table:style-name="ce24" table:number-columns-repeated="2"/>
          <table:table-cell table:style-name="ce27"/>
          <table:table-cell table:formula="of:=[.G14]*[$'Currency conversion'.$H$3]" office:value-type="currency" office:currency="GHC" office:value="1473.71340388885" calcext:value-type="currency">
            <text:p>₵1,473.71</text:p>
          </table:table-cell>
          <table:table-cell table:style-name="ce34" table:formula="of:=[.H14]*[$'Currency conversion'.$H$3]" office:value-type="currency" office:currency="GHC" office:value="0" calcext:value-type="currency">
            <text:p>₵0.00</text:p>
          </table:table-cell>
          <table:table-cell table:style-name="ce34" table:formula="of:=[.I14]*[$'Currency conversion'.$H$3]" office:value-type="currency" office:currency="GHC" office:value="0" calcext:value-type="currency">
            <text:p>₵0.00</text:p>
          </table:table-cell>
          <table:table-cell table:style-name="ce34"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1" office:value-type="currency" office:currency="GBP" office:value="1694.74" calcext:value-type="currency">
            <text:p>£1,694.74</text:p>
          </table:table-cell>
          <table:table-cell table:style-name="ce24" table:number-columns-repeated="2"/>
          <table:table-cell table:style-name="ce27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1295.84564072441" calcext:value-type="currency">
            <text:p>₵1,295.85</text:p>
          </table:table-cell>
          <table:table-cell table:style-name="ce34" table:formula="of:=[.H15]*[$'Currency conversion'.$H$3]" office:value-type="currency" office:currency="GHC" office:value="0" calcext:value-type="currency">
            <text:p>₵0.00</text:p>
          </table:table-cell>
          <table:table-cell table:style-name="ce34" table:formula="of:=[.I15]*[$'Currency conversion'.$H$3]" office:value-type="currency" office:currency="GHC" office:value="0" calcext:value-type="currency">
            <text:p>₵0.00</text:p>
          </table:table-cell>
          <table:table-cell table:style-name="ce34"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1" office:value-type="currency" office:currency="GBP" office:value="92418.51" calcext:value-type="currency">
            <text:p>£92,418.51</text:p>
          </table:table-cell>
          <table:table-cell table:style-name="ce24" table:number-columns-repeated="2"/>
          <table:table-cell table:style-name="ce27"/>
          <table:table-cell table:formula="of:=[.G16]*[$'Currency conversion'.$H$3]" office:value-type="currency" office:currency="GHC" office:value="70665.7795919993" calcext:value-type="currency">
            <text:p>₵70,665.78</text:p>
          </table:table-cell>
          <table:table-cell table:style-name="ce34" table:formula="of:=[.H16]*[$'Currency conversion'.$H$3]" office:value-type="currency" office:currency="GHC" office:value="0" calcext:value-type="currency">
            <text:p>₵0.00</text:p>
          </table:table-cell>
          <table:table-cell table:style-name="ce34" table:formula="of:=[.I16]*[$'Currency conversion'.$H$3]" office:value-type="currency" office:currency="GHC" office:value="0" calcext:value-type="currency">
            <text:p>₵0.00</text:p>
          </table:table-cell>
          <table:table-cell table:style-name="ce34"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9"/>
          <table:table-cell table:style-name="ce13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1" office:value-type="currency" office:currency="GBP" office:value="189581.33" calcext:value-type="currency">
            <text:p>£189,581.33</text:p>
          </table:table-cell>
          <table:table-cell table:style-name="ce24" table:number-columns-repeated="2"/>
          <table:table-cell table:style-name="ce27"/>
          <table:table-cell table:formula="of:=[.G18]*[$'Currency conversion'.$H$3]" office:value-type="currency" office:currency="GHC" office:value="144959.1914059" calcext:value-type="currency">
            <text:p>₵144,959.19</text:p>
          </table:table-cell>
          <table:table-cell table:style-name="ce34" table:formula="of:=[.H18]*[$'Currency conversion'.$H$3]" office:value-type="currency" office:currency="GHC" office:value="0" calcext:value-type="currency">
            <text:p>₵0.00</text:p>
          </table:table-cell>
          <table:table-cell table:style-name="ce34" table:formula="of:=[.I18]*[$'Currency conversion'.$H$3]" office:value-type="currency" office:currency="GHC" office:value="0" calcext:value-type="currency">
            <text:p>₵0.00</text:p>
          </table:table-cell>
          <table:table-cell table:style-name="ce34"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1" office:value-type="currency" office:currency="GBP" office:value="16390" calcext:value-type="currency">
            <text:p>£16,390.00</text:p>
          </table:table-cell>
          <table:table-cell table:style-name="ce24" table:number-columns-repeated="2"/>
          <table:table-cell table:style-name="ce27"/>
          <table:table-cell table:formula="of:=[.G19]*[$'Currency conversion'.$H$3]" office:value-type="currency" office:currency="GHC" office:value="12532.252765305" calcext:value-type="currency">
            <text:p>₵12,532.25</text:p>
          </table:table-cell>
          <table:table-cell table:style-name="ce34" table:formula="of:=[.H19]*[$'Currency conversion'.$H$3]" office:value-type="currency" office:currency="GHC" office:value="0" calcext:value-type="currency">
            <text:p>₵0.00</text:p>
          </table:table-cell>
          <table:table-cell table:style-name="ce34" table:formula="of:=[.I19]*[$'Currency conversion'.$H$3]" office:value-type="currency" office:currency="GHC" office:value="0" calcext:value-type="currency">
            <text:p>₵0.00</text:p>
          </table:table-cell>
          <table:table-cell table:style-name="ce34"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1" office:value-type="currency" office:currency="GBP" office:value="31260.59" calcext:value-type="currency">
            <text:p>£31,260.59</text:p>
          </table:table-cell>
          <table:table-cell table:style-name="ce24" table:number-columns-repeated="2"/>
          <table:table-cell table:style-name="ce27"/>
          <table:table-cell table:formula="of:=[.G20]*[$'Currency conversion'.$H$3]" office:value-type="currency" office:currency="GHC" office:value="23902.7221154708" calcext:value-type="currency">
            <text:p>₵23,902.72</text:p>
          </table:table-cell>
          <table:table-cell table:style-name="ce34" table:formula="of:=[.H20]*[$'Currency conversion'.$H$3]" office:value-type="currency" office:currency="GHC" office:value="0" calcext:value-type="currency">
            <text:p>₵0.00</text:p>
          </table:table-cell>
          <table:table-cell table:style-name="ce34" table:formula="of:=[.I20]*[$'Currency conversion'.$H$3]" office:value-type="currency" office:currency="GHC" office:value="0" calcext:value-type="currency">
            <text:p>₵0.00</text:p>
          </table:table-cell>
          <table:table-cell table:style-name="ce34"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1" office:value-type="currency" office:currency="GBP" office:value="769928.35" calcext:value-type="currency">
            <text:p>£769,928.35</text:p>
          </table:table-cell>
          <table:table-cell table:style-name="ce24" table:number-columns-repeated="2"/>
          <table:table-cell table:style-name="ce27"/>
          <table:table-cell table:formula="of:=[.G21]*[$'Currency conversion'.$H$3]" office:value-type="currency" office:currency="GHC" office:value="588708.767136926" calcext:value-type="currency">
            <text:p>₵588,708.77</text:p>
          </table:table-cell>
          <table:table-cell table:style-name="ce34" table:formula="of:=[.H21]*[$'Currency conversion'.$H$3]" office:value-type="currency" office:currency="GHC" office:value="0" calcext:value-type="currency">
            <text:p>₵0.00</text:p>
          </table:table-cell>
          <table:table-cell table:style-name="ce34" table:formula="of:=[.I21]*[$'Currency conversion'.$H$3]" office:value-type="currency" office:currency="GHC" office:value="0" calcext:value-type="currency">
            <text:p>₵0.00</text:p>
          </table:table-cell>
          <table:table-cell table:style-name="ce34"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1" office:value-type="currency" office:currency="GBP" office:value="422918.39" calcext:value-type="currency">
            <text:p>£422,918.39</text:p>
          </table:table-cell>
          <table:table-cell table:style-name="ce24" table:number-columns-repeated="2"/>
          <table:table-cell table:style-name="ce27"/>
          <table:table-cell table:formula="of:=[.G23]*[$'Currency conversion'.$H$3]" office:value-type="currency" office:currency="GHC" office:value="323375.238717257" calcext:value-type="currency">
            <text:p>₵323,375.24</text:p>
          </table:table-cell>
          <table:table-cell table:style-name="ce34" table:formula="of:=[.H23]*[$'Currency conversion'.$H$3]" office:value-type="currency" office:currency="GHC" office:value="0" calcext:value-type="currency">
            <text:p>₵0.00</text:p>
          </table:table-cell>
          <table:table-cell table:style-name="ce34" table:formula="of:=[.I23]*[$'Currency conversion'.$H$3]" office:value-type="currency" office:currency="GHC" office:value="0" calcext:value-type="currency">
            <text:p>₵0.00</text:p>
          </table:table-cell>
          <table:table-cell table:style-name="ce34"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1" office:value-type="currency" office:currency="GBP" office:value="10396.93" calcext:value-type="currency">
            <text:p>£10,396.93</text:p>
          </table:table-cell>
          <table:table-cell table:style-name="ce24" table:number-columns-repeated="2"/>
          <table:table-cell table:style-name="ce27"/>
          <table:table-cell table:formula="of:=[.G24]*[$'Currency conversion'.$H$3]" office:value-type="currency" office:currency="GHC" office:value="7949.78369390986" calcext:value-type="currency">
            <text:p>₵7,949.78</text:p>
          </table:table-cell>
          <table:table-cell table:style-name="ce34" table:formula="of:=[.H24]*[$'Currency conversion'.$H$3]" office:value-type="currency" office:currency="GHC" office:value="0" calcext:value-type="currency">
            <text:p>₵0.00</text:p>
          </table:table-cell>
          <table:table-cell table:style-name="ce34" table:formula="of:=[.I24]*[$'Currency conversion'.$H$3]" office:value-type="currency" office:currency="GHC" office:value="0" calcext:value-type="currency">
            <text:p>₵0.00</text:p>
          </table:table-cell>
          <table:table-cell table:style-name="ce34"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1" office:value-type="currency" office:currency="GBP" office:value="66302.26" calcext:value-type="currency">
            <text:p>£66,302.26</text:p>
          </table:table-cell>
          <table:table-cell table:style-name="ce24" table:number-columns-repeated="2"/>
          <table:table-cell table:style-name="ce27"/>
          <table:table-cell table:formula="of:=[.G25]*[$'Currency conversion'.$H$3]" office:value-type="currency" office:currency="GHC" office:value="50696.5638334943" calcext:value-type="currency">
            <text:p>₵50,696.56</text:p>
          </table:table-cell>
          <table:table-cell table:style-name="ce34" table:formula="of:=[.H25]*[$'Currency conversion'.$H$3]" office:value-type="currency" office:currency="GHC" office:value="0" calcext:value-type="currency">
            <text:p>₵0.00</text:p>
          </table:table-cell>
          <table:table-cell table:style-name="ce34" table:formula="of:=[.I25]*[$'Currency conversion'.$H$3]" office:value-type="currency" office:currency="GHC" office:value="0" calcext:value-type="currency">
            <text:p>₵0.00</text:p>
          </table:table-cell>
          <table:table-cell table:style-name="ce34"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1" office:value-type="currency" office:currency="GBP" office:value="1375.92" calcext:value-type="currency">
            <text:p>£1,375.92</text:p>
          </table:table-cell>
          <table:table-cell table:style-name="ce24" table:number-columns-repeated="2"/>
          <table:table-cell table:style-name="ce27"/>
          <table:table-cell table:formula="of:=[.G27]*[$'Currency conversion'.$H$3]" office:value-type="currency" office:currency="GHC" office:value="1052.06694477355" calcext:value-type="currency">
            <text:p>₵1,052.07</text:p>
          </table:table-cell>
          <table:table-cell table:style-name="ce34" table:formula="of:=[.H27]*[$'Currency conversion'.$H$3]" office:value-type="currency" office:currency="GHC" office:value="0" calcext:value-type="currency">
            <text:p>₵0.00</text:p>
          </table:table-cell>
          <table:table-cell table:style-name="ce34" table:formula="of:=[.I27]*[$'Currency conversion'.$H$3]" office:value-type="currency" office:currency="GHC" office:value="0" calcext:value-type="currency">
            <text:p>₵0.00</text:p>
          </table:table-cell>
          <table:table-cell table:style-name="ce34"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1" office:value-type="currency" office:currency="GBP" office:value="6149.66" calcext:value-type="currency">
            <text:p>£6,149.66</text:p>
          </table:table-cell>
          <table:table-cell table:style-name="ce24" table:number-columns-repeated="2"/>
          <table:table-cell table:style-name="ce27"/>
          <table:table-cell table:formula="of:=[.G28]*[$'Currency conversion'.$H$3]" office:value-type="currency" office:currency="GHC" office:value="4702.20216843719" calcext:value-type="currency">
            <text:p>₵4,702.20</text:p>
          </table:table-cell>
          <table:table-cell table:style-name="ce34" table:formula="of:=[.H28]*[$'Currency conversion'.$H$3]" office:value-type="currency" office:currency="GHC" office:value="0" calcext:value-type="currency">
            <text:p>₵0.00</text:p>
          </table:table-cell>
          <table:table-cell table:style-name="ce34" table:formula="of:=[.I28]*[$'Currency conversion'.$H$3]" office:value-type="currency" office:currency="GHC" office:value="0" calcext:value-type="currency">
            <text:p>₵0.00</text:p>
          </table:table-cell>
          <table:table-cell table:style-name="ce34"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1" office:value-type="currency" office:currency="GBP" office:value="3843.72" calcext:value-type="currency">
            <text:p>£3,843.72</text:p>
          </table:table-cell>
          <table:table-cell table:style-name="ce24" table:number-columns-repeated="2"/>
          <table:table-cell table:style-name="ce27"/>
          <table:table-cell table:formula="of:=[.G29]*[$'Currency conversion'.$H$3]" office:value-type="currency" office:currency="GHC" office:value="2939.01589988152" calcext:value-type="currency">
            <text:p>₵2,939.02</text:p>
          </table:table-cell>
          <table:table-cell table:style-name="ce34" table:formula="of:=[.H29]*[$'Currency conversion'.$H$3]" office:value-type="currency" office:currency="GHC" office:value="0" calcext:value-type="currency">
            <text:p>₵0.00</text:p>
          </table:table-cell>
          <table:table-cell table:style-name="ce34" table:formula="of:=[.I29]*[$'Currency conversion'.$H$3]" office:value-type="currency" office:currency="GHC" office:value="0" calcext:value-type="currency">
            <text:p>₵0.00</text:p>
          </table:table-cell>
          <table:table-cell table:style-name="ce34"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1" office:value-type="currency" office:currency="GBP" office:value="2472" calcext:value-type="currency">
            <text:p>£2,472.00</text:p>
          </table:table-cell>
          <table:table-cell table:style-name="ce24" table:number-columns-repeated="2"/>
          <table:table-cell table:style-name="ce27"/>
          <table:table-cell table:formula="of:=[.G30]*[$'Currency conversion'.$H$3]" office:value-type="currency" office:currency="GHC" office:value="1890.16039266833" calcext:value-type="currency">
            <text:p>₵1,890.16</text:p>
          </table:table-cell>
          <table:table-cell table:style-name="ce34" table:formula="of:=[.H30]*[$'Currency conversion'.$H$3]" office:value-type="currency" office:currency="GHC" office:value="0" calcext:value-type="currency">
            <text:p>₵0.00</text:p>
          </table:table-cell>
          <table:table-cell table:style-name="ce34" table:formula="of:=[.I30]*[$'Currency conversion'.$H$3]" office:value-type="currency" office:currency="GHC" office:value="0" calcext:value-type="currency">
            <text:p>₵0.00</text:p>
          </table:table-cell>
          <table:table-cell table:style-name="ce34"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1" office:value-type="currency" office:currency="GBP" office:value="28622.22" calcext:value-type="currency">
            <text:p>£28,622.22</text:p>
          </table:table-cell>
          <table:table-cell table:style-name="ce24" table:number-columns-repeated="2"/>
          <table:table-cell table:style-name="ce27"/>
          <table:table-cell table:formula="of:=[.G32]*[$'Currency conversion'.$H$3]" office:value-type="currency" office:currency="GHC" office:value="21885.3505640127" calcext:value-type="currency">
            <text:p>₵21,885.35</text:p>
          </table:table-cell>
          <table:table-cell table:style-name="ce34" table:formula="of:=[.H32]*[$'Currency conversion'.$H$3]" office:value-type="currency" office:currency="GHC" office:value="0" calcext:value-type="currency">
            <text:p>₵0.00</text:p>
          </table:table-cell>
          <table:table-cell table:style-name="ce34" table:formula="of:=[.I32]*[$'Currency conversion'.$H$3]" office:value-type="currency" office:currency="GHC" office:value="0" calcext:value-type="currency">
            <text:p>₵0.00</text:p>
          </table:table-cell>
          <table:table-cell table:style-name="ce34"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s/stop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1" office:value-type="currency" office:currency="GBP" office:value="379.59" calcext:value-type="currency">
            <text:p>£379.59</text:p>
          </table:table-cell>
          <table:table-cell table:style-name="ce24" table:number-columns-repeated="2"/>
          <table:table-cell table:style-name="ce27"/>
          <table:table-cell table:formula="of:=[.G34]*[$'Currency conversion'.$H$3]" office:value-type="currency" office:currency="GHC" office:value="290.245138937287" calcext:value-type="currency">
            <text:p>₵290.25</text:p>
          </table:table-cell>
          <table:table-cell table:style-name="ce34" table:formula="of:=[.H34]*[$'Currency conversion'.$H$3]" office:value-type="currency" office:currency="GHC" office:value="0" calcext:value-type="currency">
            <text:p>₵0.00</text:p>
          </table:table-cell>
          <table:table-cell table:style-name="ce34" table:formula="of:=[.I34]*[$'Currency conversion'.$H$3]" office:value-type="currency" office:currency="GHC" office:value="0" calcext:value-type="currency">
            <text:p>₵0.00</text:p>
          </table:table-cell>
          <table:table-cell table:style-name="ce34"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1" office:value-type="currency" office:currency="GBP" office:value="7351.09" calcext:value-type="currency">
            <text:p>£7,351.09</text:p>
          </table:table-cell>
          <table:table-cell table:style-name="ce24" table:number-columns-repeated="2"/>
          <table:table-cell table:style-name="ce27"/>
          <table:table-cell table:formula="of:=[.G35]*[$'Currency conversion'.$H$3]" office:value-type="currency" office:currency="GHC" office:value="5620.84917513764" calcext:value-type="currency">
            <text:p>₵5,620.85</text:p>
          </table:table-cell>
          <table:table-cell table:style-name="ce34" table:formula="of:=[.H35]*[$'Currency conversion'.$H$3]" office:value-type="currency" office:currency="GHC" office:value="0" calcext:value-type="currency">
            <text:p>₵0.00</text:p>
          </table:table-cell>
          <table:table-cell table:style-name="ce34" table:formula="of:=[.I35]*[$'Currency conversion'.$H$3]" office:value-type="currency" office:currency="GHC" office:value="0" calcext:value-type="currency">
            <text:p>₵0.00</text:p>
          </table:table-cell>
          <table:table-cell table:style-name="ce34"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1" office:value-type="currency" office:currency="GBP" office:value="290.53" calcext:value-type="currency">
            <text:p>£290.53</text:p>
          </table:table-cell>
          <table:table-cell table:style-name="ce24" table:number-columns-repeated="2"/>
          <table:table-cell table:style-name="ce27"/>
          <table:table-cell table:formula="of:=[.G37]*[$'Currency conversion'.$H$3]" office:value-type="currency" office:currency="GHC" office:value="222.147370097868" calcext:value-type="currency">
            <text:p>₵222.15</text:p>
          </table:table-cell>
          <table:table-cell table:style-name="ce34" table:formula="of:=[.H37]*[$'Currency conversion'.$H$3]" office:value-type="currency" office:currency="GHC" office:value="0" calcext:value-type="currency">
            <text:p>₵0.00</text:p>
          </table:table-cell>
          <table:table-cell table:style-name="ce34" table:formula="of:=[.I37]*[$'Currency conversion'.$H$3]" office:value-type="currency" office:currency="GHC" office:value="0" calcext:value-type="currency">
            <text:p>₵0.00</text:p>
          </table:table-cell>
          <table:table-cell table:style-name="ce34"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1" office:value-type="currency" office:currency="GBP" office:value="394.28" calcext:value-type="currency">
            <text:p>£394.28</text:p>
          </table:table-cell>
          <table:table-cell table:style-name="ce24" table:number-columns-repeated="2"/>
          <table:table-cell table:style-name="ce27"/>
          <table:table-cell table:formula="of:=[.G38]*[$'Currency conversion'.$H$3]" office:value-type="currency" office:currency="GHC" office:value="301.477524118637" calcext:value-type="currency">
            <text:p>₵301.48</text:p>
          </table:table-cell>
          <table:table-cell table:style-name="ce34" table:formula="of:=[.H38]*[$'Currency conversion'.$H$3]" office:value-type="currency" office:currency="GHC" office:value="0" calcext:value-type="currency">
            <text:p>₵0.00</text:p>
          </table:table-cell>
          <table:table-cell table:style-name="ce34" table:formula="of:=[.I38]*[$'Currency conversion'.$H$3]" office:value-type="currency" office:currency="GHC" office:value="0" calcext:value-type="currency">
            <text:p>₵0.00</text:p>
          </table:table-cell>
          <table:table-cell table:style-name="ce34"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1" office:value-type="currency" office:currency="GBP" office:value="96.84" calcext:value-type="currency">
            <text:p>£96.84</text:p>
          </table:table-cell>
          <table:table-cell table:style-name="ce24" table:number-columns-repeated="2"/>
          <table:table-cell table:style-name="ce27"/>
          <table:table-cell table:formula="of:=[.G39]*[$'Currency conversion'.$H$3]" office:value-type="currency" office:currency="GHC" office:value="74.0465746059876" calcext:value-type="currency">
            <text:p>₵74.05</text:p>
          </table:table-cell>
          <table:table-cell table:style-name="ce34" table:formula="of:=[.H39]*[$'Currency conversion'.$H$3]" office:value-type="currency" office:currency="GHC" office:value="0" calcext:value-type="currency">
            <text:p>₵0.00</text:p>
          </table:table-cell>
          <table:table-cell table:style-name="ce34" table:formula="of:=[.I39]*[$'Currency conversion'.$H$3]" office:value-type="currency" office:currency="GHC" office:value="0" calcext:value-type="currency">
            <text:p>₵0.00</text:p>
          </table:table-cell>
          <table:table-cell table:style-name="ce34"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ce12"/>
        <table:table-column table:style-name="co11" table:default-cell-style-name="Default"/>
        <table:table-column table:style-name="co11" table:default-cell-style-name="ce26"/>
        <table:table-column table:style-name="co14" table:default-cell-style-name="ce23"/>
        <table:table-column table:style-name="co11" table:default-cell-style-name="Default"/>
        <table:table-column table:style-name="co11" table:default-cell-style-name="ce26"/>
        <table:table-column table:style-name="co11" table:number-columns-repeated="3" table:default-cell-style-name="ce31"/>
        <table:table-column table:style-name="co11" table:number-columns-repeated="1013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8" office:value-type="string" calcext:value-type="string">
            <text:p>Date</text:p>
          </table:table-cell>
          <table:table-cell table:style-name="ce39" office:value-type="string" calcext:value-type="string">
            <text:p>Cost (per km) per year (original date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42" office:value-type="string" calcext:value-type="string">
            <text:p>Cost (per km) per year (normalised to 1900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29" office:value-type="string" calcext:value-type="string">
            <text:p>SimuCents per year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8" office:value-type="float" office:value="1946" calcext:value-type="float">
            <text:p>1946</text:p>
          </table:table-cell>
          <table:table-cell/>
          <table:table-cell table:style-name="ce17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6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95.257355064167" calcext:value-type="currency">
            <text:p>₵95.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207.206539162294" calcext:value-type="currency">
            <text:p>₵207.21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185.192899314025" calcext:value-type="currency">
            <text:p>₵185.19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123.265678358439" calcext:value-type="currency">
            <text:p>₵123.27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401.903764399" calcext:value-type="currency">
            <text:p>₵401.9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2542.61745701457" calcext:value-type="currency">
            <text:p>₵2,542.62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13.6103782319969" calcext:value-type="currency">
            <text:p>₵13.6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108.38601766211" calcext:value-type="currency">
            <text:p>₵108.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162.575203353212" calcext:value-type="currency">
            <text:p>₵162.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379.347238677433" calcext:value-type="currency">
            <text:p>₵379.35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6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Default"/>
        <table:table-column table:style-name="co23" table:default-cell-style-name="ce50"/>
        <table:table-column table:style-name="co24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11" table:number-columns-repeated="1010" table:default-cell-style-name="Default"/>
        <table:table-row table:style-name="ro3">
          <table:table-cell table:style-name="ce2" office:value-type="string" calcext:value-type="string">
            <text:p>Type</text:p>
          </table:table-cell>
          <table:table-cell table:style-name="ce44" office:value-type="string" calcext:value-type="string">
            <text:p>Cost per km or unit</text:p>
          </table:table-cell>
          <table:table-cell table:style-name="ce44" office:value-type="string" calcext:value-type="string">
            <text:p>Applicable forge cost (simuconf.tab)</text:p>
          </table:table-cell>
          <table:table-cell table:style-name="ce44" office:value-type="string" calcext:value-type="string">
            <text:p>Applicable forge cost (in game)</text:p>
          </table:table-cell>
          <table:table-cell table:style-name="ce44" office:value-type="string" calcext:value-type="string">
            <text:p>Land cost per tile in game</text:p>
          </table:table-cell>
          <table:table-cell table:style-name="ce44" office:value-type="string" calcext:value-type="string">
            <text:p>Total capital cost in game per km or unit</text:p>
          </table:table-cell>
          <table:table-cell table:style-name="ce46" office:value-type="string" calcext:value-type="string">
            <text:p>Maintenance in .dat file</text:p>
          </table:table-cell>
          <table:table-cell table:style-name="ce46" office:value-type="string" calcext:value-type="string">
            <text:p>Maintenance (per km) per month in game</text:p>
          </table:table-cell>
          <table:table-cell table:style-name="ce37" office:value-type="string" calcext:value-type="string">
            <text:p>Annualised maintenance</text:p>
          </table:table-cell>
          <table:table-cell table:style-name="ce47" office:value-type="string" calcext:value-type="string">
            <text:p>Capital equivalent (annual)</text:p>
          </table:table-cell>
          <table:table-cell table:style-name="ce51" office:value-type="string" calcext:value-type="string">
            <text:p>Capital to annual maintenance ratio</text:p>
          </table:table-cell>
          <table:table-cell table:style-name="ce51" office:value-type="string" calcext:value-type="string">
            <text:p>Capital to annual maintenance ratio (excl. forge)</text:p>
          </table:table-cell>
          <table:table-cell table:style-name="ce51" office:value-type="string" calcext:value-type="string">
            <text:p>Capital to annual maintenance ratio (capital equivalent)</text:p>
          </table:table-cell>
          <table:table-cell table:style-name="ce51" office:value-type="string" calcext:value-type="string">
            <text:p>Capital to annual maintenance ratio (capital equivalent, excl. forge)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1" table:formula="of:=[.H3]*12" office:value-type="currency" office:currency="GHC" office:value="96" calcext:value-type="currency">
            <text:p>₵96.00</text:p>
          </table:table-cell>
          <table:table-cell table:style-name="ce34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1" table:formula="of:=[.H4]*12" office:value-type="currency" office:currency="GHC" office:value="144" calcext:value-type="currency">
            <text:p>₵144.00</text:p>
          </table:table-cell>
          <table:table-cell table:style-name="ce34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1" table:formula="of:=[.H5]*12" office:value-type="currency" office:currency="GHC" office:value="181.2" calcext:value-type="currency">
            <text:p>₵181.20</text:p>
          </table:table-cell>
          <table:table-cell table:style-name="ce34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1" table:formula="of:=[.H6]*12" office:value-type="currency" office:currency="GHC" office:value="183.6" calcext:value-type="currency">
            <text:p>₵183.60</text:p>
          </table:table-cell>
          <table:table-cell table:style-name="ce34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1" table:formula="of:=[.H7]*12" office:value-type="currency" office:currency="GHC" office:value="180" calcext:value-type="currency">
            <text:p>₵180.00</text:p>
          </table:table-cell>
          <table:table-cell table:style-name="ce34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1" table:formula="of:=[.H8]*12" office:value-type="currency" office:currency="GHC" office:value="90" calcext:value-type="currency">
            <text:p>₵90.00</text:p>
          </table:table-cell>
          <table:table-cell table:style-name="ce34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1" table:formula="of:=[.H9]*12" office:value-type="currency" office:currency="GHC" office:value="174" calcext:value-type="currency">
            <text:p>₵174.00</text:p>
          </table:table-cell>
          <table:table-cell table:style-name="ce34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1" table:formula="of:=[.H10]*12" office:value-type="currency" office:currency="GHC" office:value="168" calcext:value-type="currency">
            <text:p>₵168.00</text:p>
          </table:table-cell>
          <table:table-cell table:style-name="ce34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1" table:formula="of:=[.H11]*12" office:value-type="currency" office:currency="GHC" office:value="156" calcext:value-type="currency">
            <text:p>₵156.00</text:p>
          </table:table-cell>
          <table:table-cell table:style-name="ce34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1" table:formula="of:=[.H12]*12" office:value-type="currency" office:currency="GHC" office:value="86.4" calcext:value-type="currency">
            <text:p>₵86.40</text:p>
          </table:table-cell>
          <table:table-cell table:style-name="ce34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1" table:formula="of:=[.H13]*12" office:value-type="currency" office:currency="GHC" office:value="146.4" calcext:value-type="currency">
            <text:p>₵146.40</text:p>
          </table:table-cell>
          <table:table-cell table:style-name="ce34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1" table:formula="of:=[.H14]*12" office:value-type="currency" office:currency="GHC" office:value="138" calcext:value-type="currency">
            <text:p>₵138.00</text:p>
          </table:table-cell>
          <table:table-cell table:style-name="ce34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1" table:formula="of:=[.H15]*12" office:value-type="currency" office:currency="GHC" office:value="132" calcext:value-type="currency">
            <text:p>₵132.00</text:p>
          </table:table-cell>
          <table:table-cell table:style-name="ce34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1" table:formula="of:=[.H16]*12" office:value-type="currency" office:currency="GHC" office:value="120" calcext:value-type="currency">
            <text:p>₵120.00</text:p>
          </table:table-cell>
          <table:table-cell table:style-name="ce34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1" table:formula="of:=[.H17]*12" office:value-type="currency" office:currency="GHC" office:value="108" calcext:value-type="currency">
            <text:p>₵108.00</text:p>
          </table:table-cell>
          <table:table-cell table:style-name="ce34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1" table:formula="of:=[.H18]*12" office:value-type="currency" office:currency="GHC" office:value="48" calcext:value-type="currency">
            <text:p>₵48.00</text:p>
          </table:table-cell>
          <table:table-cell table:style-name="ce34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1" table:formula="of:=[.H19]*12" office:value-type="currency" office:currency="GHC" office:value="72" calcext:value-type="currency">
            <text:p>₵72.00</text:p>
          </table:table-cell>
          <table:table-cell table:style-name="ce34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1" table:formula="of:=[.H20]*12" office:value-type="currency" office:currency="GHC" office:value="156" calcext:value-type="currency">
            <text:p>₵156.00</text:p>
          </table:table-cell>
          <table:table-cell table:style-name="ce34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1" table:formula="of:=[.H21]*12" office:value-type="currency" office:currency="GHC" office:value="90" calcext:value-type="currency">
            <text:p>₵90.00</text:p>
          </table:table-cell>
          <table:table-cell table:style-name="ce34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1" table:formula="of:=[.H22]*12" office:value-type="currency" office:currency="GHC" office:value="136.8" calcext:value-type="currency">
            <text:p>₵136.80</text:p>
          </table:table-cell>
          <table:table-cell table:style-name="ce34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1" table:formula="of:=[.H23]*12" office:value-type="currency" office:currency="GHC" office:value="151.2" calcext:value-type="currency">
            <text:p>₵151.20</text:p>
          </table:table-cell>
          <table:table-cell table:style-name="ce34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1" table:formula="of:=[.H24]*12" office:value-type="currency" office:currency="GHC" office:value="228" calcext:value-type="currency">
            <text:p>₵228.00</text:p>
          </table:table-cell>
          <table:table-cell table:style-name="ce34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Narrow gauge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1" table:formula="of:=[.H26]*12" office:value-type="currency" office:currency="GHC" office:value="76.8" calcext:value-type="currency">
            <text:p>₵76.80</text:p>
          </table:table-cell>
          <table:table-cell table:style-name="ce34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1" table:formula="of:=[.H27]*12" office:value-type="currency" office:currency="GHC" office:value="54" calcext:value-type="currency">
            <text:p>₵54.00</text:p>
          </table:table-cell>
          <table:table-cell table:style-name="ce34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1" table:formula="of:=[.H28]*12" office:value-type="currency" office:currency="GHC" office:value="56.4" calcext:value-type="currency">
            <text:p>₵56.40</text:p>
          </table:table-cell>
          <table:table-cell table:style-name="ce34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1" table:formula="of:=[.H29]*12" office:value-type="currency" office:currency="GHC" office:value="39.6" calcext:value-type="currency">
            <text:p>₵39.60</text:p>
          </table:table-cell>
          <table:table-cell table:style-name="ce34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1" table:formula="of:=[.H30]*12" office:value-type="currency" office:currency="GHC" office:value="36" calcext:value-type="currency">
            <text:p>₵36.00</text:p>
          </table:table-cell>
          <table:table-cell table:style-name="ce34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1" table:formula="of:=[.H32]*12" office:value-type="currency" office:currency="GHC" office:value="120" calcext:value-type="currency">
            <text:p>₵120.00</text:p>
          </table:table-cell>
          <table:table-cell table:style-name="ce34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1" table:formula="of:=[.H33]*12" office:value-type="currency" office:currency="GHC" office:value="108" calcext:value-type="currency">
            <text:p>₵108.00</text:p>
          </table:table-cell>
          <table:table-cell table:style-name="ce34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1" table:formula="of:=[.H34]*12" office:value-type="currency" office:currency="GHC" office:value="126" calcext:value-type="currency">
            <text:p>₵126.00</text:p>
          </table:table-cell>
          <table:table-cell table:style-name="ce34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1" table:formula="of:=[.H35]*12" office:value-type="currency" office:currency="GHC" office:value="116.4" calcext:value-type="currency">
            <text:p>₵116.40</text:p>
          </table:table-cell>
          <table:table-cell table:style-name="ce34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1" table:formula="of:=[.H36]*12" office:value-type="currency" office:currency="GHC" office:value="144" calcext:value-type="currency">
            <text:p>₵144.00</text:p>
          </table:table-cell>
          <table:table-cell table:style-name="ce34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1" table:formula="of:=[.H37]*12" office:value-type="currency" office:currency="GHC" office:value="168" calcext:value-type="currency">
            <text:p>₵168.00</text:p>
          </table:table-cell>
          <table:table-cell table:style-name="ce34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1" table:formula="of:=[.H38]*12" office:value-type="currency" office:currency="GHC" office:value="144" calcext:value-type="currency">
            <text:p>₵144.00</text:p>
          </table:table-cell>
          <table:table-cell table:style-name="ce34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1" table:formula="of:=[.H40]*12" office:value-type="currency" office:currency="GHC" office:value="1.92" calcext:value-type="currency">
            <text:p>₵1.92</text:p>
          </table:table-cell>
          <table:table-cell table:style-name="ce34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1" table:formula="of:=[.H41]*12" office:value-type="currency" office:currency="GHC" office:value="3.84" calcext:value-type="currency">
            <text:p>₵3.84</text:p>
          </table:table-cell>
          <table:table-cell table:style-name="ce34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1" table:formula="of:=[.H42]*12" office:value-type="currency" office:currency="GHC" office:value="28.8" calcext:value-type="currency">
            <text:p>₵28.80</text:p>
          </table:table-cell>
          <table:table-cell table:style-name="ce34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1" table:formula="of:=[.H43]*12" office:value-type="currency" office:currency="GHC" office:value="16.8" calcext:value-type="currency">
            <text:p>₵16.80</text:p>
          </table:table-cell>
          <table:table-cell table:style-name="ce34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1" table:formula="of:=[.H44]*12" office:value-type="currency" office:currency="GHC" office:value="60" calcext:value-type="currency">
            <text:p>₵60.00</text:p>
          </table:table-cell>
          <table:table-cell table:style-name="ce34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1" table:formula="of:=[.H45]*12" office:value-type="currency" office:currency="GHC" office:value="84" calcext:value-type="currency">
            <text:p>₵84.00</text:p>
          </table:table-cell>
          <table:table-cell table:style-name="ce34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1" table:formula="of:=[.H46]*12" office:value-type="currency" office:currency="GHC" office:value="96" calcext:value-type="currency">
            <text:p>₵96.00</text:p>
          </table:table-cell>
          <table:table-cell table:style-name="ce34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1" table:formula="of:=[.H47]*12" office:value-type="currency" office:currency="GHC" office:value="42" calcext:value-type="currency">
            <text:p>₵42.00</text:p>
          </table:table-cell>
          <table:table-cell table:style-name="ce34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1" table:formula="of:=[.H48]*12" office:value-type="currency" office:currency="GHC" office:value="75.6" calcext:value-type="currency">
            <text:p>₵75.60</text:p>
          </table:table-cell>
          <table:table-cell table:style-name="ce34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1" table:formula="of:=[.H49]*12" office:value-type="currency" office:currency="GHC" office:value="75.6" calcext:value-type="currency">
            <text:p>₵75.60</text:p>
          </table:table-cell>
          <table:table-cell table:style-name="ce34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1" table:formula="of:=[.H50]*12" office:value-type="currency" office:currency="GHC" office:value="75.6" calcext:value-type="currency">
            <text:p>₵75.60</text:p>
          </table:table-cell>
          <table:table-cell table:style-name="ce34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1" table:formula="of:=[.H51]*12" office:value-type="currency" office:currency="GHC" office:value="102" calcext:value-type="currency">
            <text:p>₵102.00</text:p>
          </table:table-cell>
          <table:table-cell table:style-name="ce34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1" table:formula="of:=[.H52]*12" office:value-type="currency" office:currency="GHC" office:value="102" calcext:value-type="currency">
            <text:p>₵102.00</text:p>
          </table:table-cell>
          <table:table-cell table:style-name="ce34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1" table:formula="of:=[.H53]*12" office:value-type="currency" office:currency="GHC" office:value="102" calcext:value-type="currency">
            <text:p>₵102.00</text:p>
          </table:table-cell>
          <table:table-cell table:style-name="ce34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1" table:formula="of:=[.H54]*12" office:value-type="currency" office:currency="GHC" office:value="150" calcext:value-type="currency">
            <text:p>₵150.00</text:p>
          </table:table-cell>
          <table:table-cell table:style-name="ce34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na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1" table:formula="of:=[.H56]*12" office:value-type="currency" office:currency="GHC" office:value="18" calcext:value-type="currency">
            <text:p>₵18.00</text:p>
          </table:table-cell>
          <table:table-cell table:style-name="ce34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1" table:formula="of:=[.H57]*12" office:value-type="currency" office:currency="GHC" office:value="24" calcext:value-type="currency">
            <text:p>₵24.00</text:p>
          </table:table-cell>
          <table:table-cell table:style-name="ce34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1" table:formula="of:=[.H58]*12" office:value-type="currency" office:currency="GHC" office:value="48" calcext:value-type="currency">
            <text:p>₵48.00</text:p>
          </table:table-cell>
          <table:table-cell table:style-name="ce34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1" table:formula="of:=[.H59]*12" office:value-type="currency" office:currency="GHC" office:value="36" calcext:value-type="currency">
            <text:p>₵36.00</text:p>
          </table:table-cell>
          <table:table-cell table:style-name="ce34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1" table:formula="of:=[.H60]*12" office:value-type="currency" office:currency="GHC" office:value="60" calcext:value-type="currency">
            <text:p>₵60.00</text:p>
          </table:table-cell>
          <table:table-cell table:style-name="ce34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1" table:formula="of:=[.H61]*12" office:value-type="currency" office:currency="GHC" office:value="45.6" calcext:value-type="currency">
            <text:p>₵45.60</text:p>
          </table:table-cell>
          <table:table-cell table:style-name="ce34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1" table:formula="of:=[.H62]*12" office:value-type="currency" office:currency="GHC" office:value="60" calcext:value-type="currency">
            <text:p>₵60.00</text:p>
          </table:table-cell>
          <table:table-cell table:style-name="ce34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1" table:formula="of:=[.H63]*12" office:value-type="currency" office:currency="GHC" office:value="72" calcext:value-type="currency">
            <text:p>₵72.00</text:p>
          </table:table-cell>
          <table:table-cell table:style-name="ce34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glev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5]*12" office:value-type="currency" office:currency="GHC" office:value="558" calcext:value-type="currency">
            <text:p>₵558.00</text:p>
          </table:table-cell>
          <table:table-cell table:style-name="ce34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1" table:formula="of:=[.H66]*12" office:value-type="currency" office:currency="GHC" office:value="432" calcext:value-type="currency">
            <text:p>₵432.00</text:p>
          </table:table-cell>
          <table:table-cell table:style-name="ce34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7]*12" office:value-type="currency" office:currency="GHC" office:value="558" calcext:value-type="currency">
            <text:p>₵558.00</text:p>
          </table:table-cell>
          <table:table-cell table:style-name="ce34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1" table:formula="of:=[.H68]*12" office:value-type="currency" office:currency="GHC" office:value="720" calcext:value-type="currency">
            <text:p>₵720.00</text:p>
          </table:table-cell>
          <table:table-cell table:style-name="ce34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ir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1" table:formula="of:=[.H70]*12" office:value-type="currency" office:currency="GHC" office:value="468" calcext:value-type="currency">
            <text:p>₵468.00</text:p>
          </table:table-cell>
          <table:table-cell table:style-name="ce34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1" table:formula="of:=[.H71]*12" office:value-type="currency" office:currency="GHC" office:value="192" calcext:value-type="currency">
            <text:p>₵192.00</text:p>
          </table:table-cell>
          <table:table-cell table:style-name="ce34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1" table:formula="of:=[.H72]*12" office:value-type="currency" office:currency="GHC" office:value="255.12" calcext:value-type="currency">
            <text:p>₵255.12</text:p>
          </table:table-cell>
          <table:table-cell table:style-name="ce34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1" table:formula="of:=[.H73]*12" office:value-type="currency" office:currency="GHC" office:value="153.12" calcext:value-type="currency">
            <text:p>₵153.12</text:p>
          </table:table-cell>
          <table:table-cell table:style-name="ce34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1" table:formula="of:=[.H74]*12" office:value-type="currency" office:currency="GHC" office:value="7.92" calcext:value-type="currency">
            <text:p>₵7.92</text:p>
          </table:table-cell>
          <table:table-cell table:style-name="ce34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1" table:formula="of:=[.H75]*12" office:value-type="currency" office:currency="GHC" office:value="13.2" calcext:value-type="currency">
            <text:p>₵13.20</text:p>
          </table:table-cell>
          <table:table-cell table:style-name="ce34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1" table:formula="of:=[.H76]*12" office:value-type="currency" office:currency="GHC" office:value="3.6" calcext:value-type="currency">
            <text:p>₵3.60</text:p>
          </table:table-cell>
          <table:table-cell table:style-name="ce34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1" table:formula="of:=[.H77]*12" office:value-type="currency" office:currency="GHC" office:value="6" calcext:value-type="currency">
            <text:p>₵6.00</text:p>
          </table:table-cell>
          <table:table-cell table:style-name="ce34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1" table:formula="of:=[.H79]*12" office:value-type="currency" office:currency="GHC" office:value="720" calcext:value-type="currency">
            <text:p>₵720.00</text:p>
          </table:table-cell>
          <table:table-cell table:style-name="ce34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1" table:formula="of:=[.H80]*12" office:value-type="currency" office:currency="GHC" office:value="1056" calcext:value-type="currency">
            <text:p>₵1,056.00</text:p>
          </table:table-cell>
          <table:table-cell table:style-name="ce34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1" table:formula="of:=[.H81]*12" office:value-type="currency" office:currency="GHC" office:value="1260" calcext:value-type="currency">
            <text:p>₵1,260.00</text:p>
          </table:table-cell>
          <table:table-cell table:style-name="ce34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1" table:formula="of:=[.H82]*12" office:value-type="currency" office:currency="GHC" office:value="960" calcext:value-type="currency">
            <text:p>₵960.00</text:p>
          </table:table-cell>
          <table:table-cell table:style-name="ce34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1" table:formula="of:=[.H83]*12" office:value-type="currency" office:currency="GHC" office:value="600" calcext:value-type="currency">
            <text:p>₵600.00</text:p>
          </table:table-cell>
          <table:table-cell table:style-name="ce34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1" table:formula="of:=[.H84]*12" office:value-type="currency" office:currency="GHC" office:value="1200" calcext:value-type="currency">
            <text:p>₵1,200.00</text:p>
          </table:table-cell>
          <table:table-cell table:style-name="ce34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1" table:formula="of:=[.H85]*12" office:value-type="currency" office:currency="GHC" office:value="1680" calcext:value-type="currency">
            <text:p>₵1,680.00</text:p>
          </table:table-cell>
          <table:table-cell table:style-name="ce34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1" table:formula="of:=[.H86]*12" office:value-type="currency" office:currency="GHC" office:value="600" calcext:value-type="currency">
            <text:p>₵600.00</text:p>
          </table:table-cell>
          <table:table-cell table:style-name="ce34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1" table:formula="of:=[.H87]*12" office:value-type="currency" office:currency="GHC" office:value="642" calcext:value-type="currency">
            <text:p>₵642.00</text:p>
          </table:table-cell>
          <table:table-cell table:style-name="ce34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1" table:formula="of:=[.H88]*12" office:value-type="currency" office:currency="GHC" office:value="384" calcext:value-type="currency">
            <text:p>₵384.00</text:p>
          </table:table-cell>
          <table:table-cell table:style-name="ce34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1" table:formula="of:=[.H89]*12" office:value-type="currency" office:currency="GHC" office:value="230.4" calcext:value-type="currency">
            <text:p>₵230.40</text:p>
          </table:table-cell>
          <table:table-cell table:style-name="ce34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1" table:formula="of:=[.H90]*12" office:value-type="currency" office:currency="GHC" office:value="240" calcext:value-type="currency">
            <text:p>₵240.00</text:p>
          </table:table-cell>
          <table:table-cell table:style-name="ce34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1" table:formula="of:=[.H91]*12" office:value-type="currency" office:currency="GHC" office:value="384" calcext:value-type="currency">
            <text:p>₵384.00</text:p>
          </table:table-cell>
          <table:table-cell table:style-name="ce34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1" table:formula="of:=[.H92]*12" office:value-type="currency" office:currency="GHC" office:value="360" calcext:value-type="currency">
            <text:p>₵360.00</text:p>
          </table:table-cell>
          <table:table-cell table:style-name="ce34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1" table:formula="of:=[.H93]*12" office:value-type="currency" office:currency="GHC" office:value="2160" calcext:value-type="currency">
            <text:p>₵2,160.00</text:p>
          </table:table-cell>
          <table:table-cell table:style-name="ce34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1" table:formula="of:=[.H94]*12" office:value-type="currency" office:currency="GHC" office:value="1176" calcext:value-type="currency">
            <text:p>₵1,176.00</text:p>
          </table:table-cell>
          <table:table-cell table:style-name="ce34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1" table:formula="of:=[.H95]*12" office:value-type="currency" office:currency="GHC" office:value="660" calcext:value-type="currency">
            <text:p>₵660.00</text:p>
          </table:table-cell>
          <table:table-cell table:style-name="ce34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1" table:formula="of:=[.H96]*12" office:value-type="currency" office:currency="GHC" office:value="480" calcext:value-type="currency">
            <text:p>₵480.00</text:p>
          </table:table-cell>
          <table:table-cell table:style-name="ce34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/elevated way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1" table:formula="of:=[.H98]*12" office:value-type="currency" office:currency="GHC" office:value="24" calcext:value-type="currency">
            <text:p>₵24.00</text:p>
          </table:table-cell>
          <table:table-cell table:style-name="ce34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1" table:formula="of:=[.H99]*12" office:value-type="currency" office:currency="GHC" office:value="72" calcext:value-type="currency">
            <text:p>₵72.00</text:p>
          </table:table-cell>
          <table:table-cell table:style-name="ce34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1" table:formula="of:=[.H100]*12" office:value-type="currency" office:currency="GHC" office:value="240" calcext:value-type="currency">
            <text:p>₵240.00</text:p>
          </table:table-cell>
          <table:table-cell table:style-name="ce34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1" table:formula="of:=[.H101]*12" office:value-type="currency" office:currency="GHC" office:value="315.12" calcext:value-type="currency">
            <text:p>₵315.12</text:p>
          </table:table-cell>
          <table:table-cell table:style-name="ce34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1" table:formula="of:=[.H102]*12" office:value-type="currency" office:currency="GHC" office:value="234" calcext:value-type="currency">
            <text:p>₵234.00</text:p>
          </table:table-cell>
          <table:table-cell table:style-name="ce34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1" table:formula="of:=[.H103]*12" office:value-type="currency" office:currency="GHC" office:value="180" calcext:value-type="currency">
            <text:p>₵180.00</text:p>
          </table:table-cell>
          <table:table-cell table:style-name="ce34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1" table:formula="of:=[.H104]*12" office:value-type="currency" office:currency="GHC" office:value="432" calcext:value-type="currency">
            <text:p>₵432.00</text:p>
          </table:table-cell>
          <table:table-cell table:style-name="ce34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1" table:formula="of:=[.H105]*12" office:value-type="currency" office:currency="GHC" office:value="356.4" calcext:value-type="currency">
            <text:p>₵356.40</text:p>
          </table:table-cell>
          <table:table-cell table:style-name="ce34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1" table:formula="of:=[.H106]*12" office:value-type="currency" office:currency="GHC" office:value="144" calcext:value-type="currency">
            <text:p>₵144.00</text:p>
          </table:table-cell>
          <table:table-cell table:style-name="ce34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1" table:formula="of:=[.H107]*12" office:value-type="currency" office:currency="GHC" office:value="114" calcext:value-type="currency">
            <text:p>₵114.00</text:p>
          </table:table-cell>
          <table:table-cell table:style-name="ce34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1" table:formula="of:=[.H108]*12" office:value-type="currency" office:currency="GHC" office:value="144" calcext:value-type="currency">
            <text:p>₵144.00</text:p>
          </table:table-cell>
          <table:table-cell table:style-name="ce34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1" table:formula="of:=[.H109]*12" office:value-type="currency" office:currency="GHC" office:value="252" calcext:value-type="currency">
            <text:p>₵252.00</text:p>
          </table:table-cell>
          <table:table-cell table:style-name="ce34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1" table:formula="of:=[.H110]*12" office:value-type="currency" office:currency="GHC" office:value="187.2" calcext:value-type="currency">
            <text:p>₵187.20</text:p>
          </table:table-cell>
          <table:table-cell table:style-name="ce34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1" table:formula="of:=[.H111]*12" office:value-type="currency" office:currency="GHC" office:value="768" calcext:value-type="currency">
            <text:p>₵768.00</text:p>
          </table:table-cell>
          <table:table-cell table:style-name="ce34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1" table:formula="of:=[.H112]*12" office:value-type="currency" office:currency="GHC" office:value="720" calcext:value-type="currency">
            <text:p>₵720.00</text:p>
          </table:table-cell>
          <table:table-cell table:style-name="ce34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1" table:formula="of:=[.H113]*12" office:value-type="currency" office:currency="GHC" office:value="720" calcext:value-type="currency">
            <text:p>₵720.00</text:p>
          </table:table-cell>
          <table:table-cell table:style-name="ce34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1" table:formula="of:=[.H114]*12" office:value-type="currency" office:currency="GHC" office:value="540" calcext:value-type="currency">
            <text:p>₵540.00</text:p>
          </table:table-cell>
          <table:table-cell table:style-name="ce34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1" table:formula="of:=[.H115]*12" office:value-type="currency" office:currency="GHC" office:value="840" calcext:value-type="currency">
            <text:p>₵840.00</text:p>
          </table:table-cell>
          <table:table-cell table:style-name="ce34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1" table:formula="of:=[.H116]*12" office:value-type="currency" office:currency="GHC" office:value="960" calcext:value-type="currency">
            <text:p>₵960.00</text:p>
          </table:table-cell>
          <table:table-cell table:style-name="ce34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1" table:formula="of:=[.H117]*12" office:value-type="currency" office:currency="GHC" office:value="432" calcext:value-type="currency">
            <text:p>₵432.00</text:p>
          </table:table-cell>
          <table:table-cell table:style-name="ce34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1" table:formula="of:=[.H118]*12" office:value-type="currency" office:currency="GHC" office:value="300" calcext:value-type="currency">
            <text:p>₵300.00</text:p>
          </table:table-cell>
          <table:table-cell table:style-name="ce34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1" table:formula="of:=[.H119]*12" office:value-type="currency" office:currency="GHC" office:value="432" calcext:value-type="currency">
            <text:p>₵432.00</text:p>
          </table:table-cell>
          <table:table-cell table:style-name="ce34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1" table:formula="of:=[.H120]*12" office:value-type="currency" office:currency="GHC" office:value="360" calcext:value-type="currency">
            <text:p>₵360.00</text:p>
          </table:table-cell>
          <table:table-cell table:style-name="ce34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1" table:formula="of:=[.H121]*12" office:value-type="currency" office:currency="GHC" office:value="84" calcext:value-type="currency">
            <text:p>₵84.00</text:p>
          </table:table-cell>
          <table:table-cell table:style-name="ce34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1" table:formula="of:=[.H122]*12" office:value-type="currency" office:currency="GHC" office:value="180" calcext:value-type="currency">
            <text:p>₵180.00</text:p>
          </table:table-cell>
          <table:table-cell table:style-name="ce34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1" table:formula="of:=[.H123]*12" office:value-type="currency" office:currency="GHC" office:value="216" calcext:value-type="currency">
            <text:p>₵216.00</text:p>
          </table:table-cell>
          <table:table-cell table:style-name="ce34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1" table:formula="of:=[.H124]*12" office:value-type="currency" office:currency="GHC" office:value="280.8" calcext:value-type="currency">
            <text:p>₵280.80</text:p>
          </table:table-cell>
          <table:table-cell table:style-name="ce34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1" table:formula="of:=[.H125]*12" office:value-type="currency" office:currency="GHC" office:value="378" calcext:value-type="currency">
            <text:p>₵378.00</text:p>
          </table:table-cell>
          <table:table-cell table:style-name="ce34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1" table:formula="of:=[.H126]*12" office:value-type="currency" office:currency="GHC" office:value="480" calcext:value-type="currency">
            <text:p>₵480.00</text:p>
          </table:table-cell>
          <table:table-cell table:style-name="ce34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1" table:formula="of:=[.H127]*12" office:value-type="currency" office:currency="GHC" office:value="480" calcext:value-type="currency">
            <text:p>₵480.00</text:p>
          </table:table-cell>
          <table:table-cell table:style-name="ce34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1" table:formula="of:=[.H128]*12" office:value-type="currency" office:currency="GHC" office:value="360" calcext:value-type="currency">
            <text:p>₵360.00</text:p>
          </table:table-cell>
          <table:table-cell table:style-name="ce34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1" table:formula="of:=[.H129]*12" office:value-type="currency" office:currency="GHC" office:value="96" calcext:value-type="currency">
            <text:p>₵96.00</text:p>
          </table:table-cell>
          <table:table-cell table:style-name="ce34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1" table:formula="of:=[.H130]*12" office:value-type="currency" office:currency="GHC" office:value="48" calcext:value-type="currency">
            <text:p>₵48.00</text:p>
          </table:table-cell>
          <table:table-cell table:style-name="ce34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1" table:formula="of:=[.H131]*12" office:value-type="currency" office:currency="GHC" office:value="288" calcext:value-type="currency">
            <text:p>₵288.00</text:p>
          </table:table-cell>
          <table:table-cell table:style-name="ce34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1" table:formula="of:=[.H132]*12" office:value-type="currency" office:currency="GHC" office:value="402" calcext:value-type="currency">
            <text:p>₵402.00</text:p>
          </table:table-cell>
          <table:table-cell table:style-name="ce34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1" table:formula="of:=[.H133]*12" office:value-type="currency" office:currency="GHC" office:value="360" calcext:value-type="currency">
            <text:p>₵360.00</text:p>
          </table:table-cell>
          <table:table-cell table:style-name="ce34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1" table:formula="of:=[.H134]*12" office:value-type="currency" office:currency="GHC" office:value="76.8" calcext:value-type="currency">
            <text:p>₵76.80</text:p>
          </table:table-cell>
          <table:table-cell table:style-name="ce34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1" table:formula="of:=[.H135]*12" office:value-type="currency" office:currency="GHC" office:value="240" calcext:value-type="currency">
            <text:p>₵240.00</text:p>
          </table:table-cell>
          <table:table-cell table:style-name="ce34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1" table:formula="of:=[.H136]*12" office:value-type="currency" office:currency="GHC" office:value="42" calcext:value-type="currency">
            <text:p>₵42.00</text:p>
          </table:table-cell>
          <table:table-cell table:style-name="ce34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1" table:formula="of:=[.H137]*12" office:value-type="currency" office:currency="GHC" office:value="288" calcext:value-type="currency">
            <text:p>₵288.00</text:p>
          </table:table-cell>
          <table:table-cell table:style-name="ce34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1" table:formula="of:=[.H138]*12" office:value-type="currency" office:currency="GHC" office:value="300" calcext:value-type="currency">
            <text:p>₵300.00</text:p>
          </table:table-cell>
          <table:table-cell table:style-name="ce34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1" table:formula="of:=[.H140]*12" office:value-type="currency" office:currency="GHC" office:value="192" calcext:value-type="currency">
            <text:p>₵192.00</text:p>
          </table:table-cell>
          <table:table-cell table:style-name="ce34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1" table:formula="of:=[.H141]*12" office:value-type="currency" office:currency="GHC" office:value="96" calcext:value-type="currency">
            <text:p>₵96.00</text:p>
          </table:table-cell>
          <table:table-cell table:style-name="ce34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1" table:formula="of:=[.H142]*12" office:value-type="currency" office:currency="GHC" office:value="120" calcext:value-type="currency">
            <text:p>₵120.00</text:p>
          </table:table-cell>
          <table:table-cell table:style-name="ce34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1" table:formula="of:=[.H143]*12" office:value-type="currency" office:currency="GHC" office:value="84" calcext:value-type="currency">
            <text:p>₵84.00</text:p>
          </table:table-cell>
          <table:table-cell table:style-name="ce34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1" table:formula="of:=[.H144]*12" office:value-type="currency" office:currency="GHC" office:value="132" calcext:value-type="currency">
            <text:p>₵132.00</text:p>
          </table:table-cell>
          <table:table-cell table:style-name="ce34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1" table:formula="of:=[.H145]*12" office:value-type="currency" office:currency="GHC" office:value="132" calcext:value-type="currency">
            <text:p>₵132.00</text:p>
          </table:table-cell>
          <table:table-cell table:style-name="ce34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1" table:formula="of:=[.H146]*12" office:value-type="currency" office:currency="GHC" office:value="136.8" calcext:value-type="currency">
            <text:p>₵136.80</text:p>
          </table:table-cell>
          <table:table-cell table:style-name="ce34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48]*12" office:value-type="currency" office:currency="GHC" office:value="107.52" calcext:value-type="currency">
            <text:p>₵107.52</text:p>
          </table:table-cell>
          <table:table-cell table:style-name="ce34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49]*12" office:value-type="currency" office:currency="GHC" office:value="485.76" calcext:value-type="currency">
            <text:p>₵485.76</text:p>
          </table:table-cell>
          <table:table-cell table:style-name="ce34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50]*12" office:value-type="currency" office:currency="GHC" office:value="322.56" calcext:value-type="currency">
            <text:p>₵322.56</text:p>
          </table:table-cell>
          <table:table-cell table:style-name="ce34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1]*12" office:value-type="currency" office:currency="GHC" office:value="376.32" calcext:value-type="currency">
            <text:p>₵376.32</text:p>
          </table:table-cell>
          <table:table-cell table:style-name="ce34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2]*12" office:value-type="currency" office:currency="GHC" office:value="107.52" calcext:value-type="currency">
            <text:p>₵107.52</text:p>
          </table:table-cell>
          <table:table-cell table:style-name="ce34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53]*12" office:value-type="currency" office:currency="GHC" office:value="593.28" calcext:value-type="currency">
            <text:p>₵593.28</text:p>
          </table:table-cell>
          <table:table-cell table:style-name="ce34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4]*12" office:value-type="currency" office:currency="GHC" office:value="376.32" calcext:value-type="currency">
            <text:p>₵376.32</text:p>
          </table:table-cell>
          <table:table-cell table:style-name="ce34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1" table:formula="of:=[.H155]*12" office:value-type="currency" office:currency="GHC" office:value="539.52" calcext:value-type="currency">
            <text:p>₵539.52</text:p>
          </table:table-cell>
          <table:table-cell table:style-name="ce34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6]*12" office:value-type="currency" office:currency="GHC" office:value="700.8" calcext:value-type="currency">
            <text:p>₵700.80</text:p>
          </table:table-cell>
          <table:table-cell table:style-name="ce34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1" table:formula="of:=[.H157]*12" office:value-type="currency" office:currency="GHC" office:value="917.76" calcext:value-type="currency">
            <text:p>₵917.76</text:p>
          </table:table-cell>
          <table:table-cell table:style-name="ce34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8]*12" office:value-type="currency" office:currency="GHC" office:value="107.52" calcext:value-type="currency">
            <text:p>₵107.52</text:p>
          </table:table-cell>
          <table:table-cell table:style-name="ce34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9]*12" office:value-type="currency" office:currency="GHC" office:value="700.8" calcext:value-type="currency">
            <text:p>₵700.80</text:p>
          </table:table-cell>
          <table:table-cell table:style-name="ce34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0]*12" office:value-type="currency" office:currency="GHC" office:value="593.28" calcext:value-type="currency">
            <text:p>₵593.28</text:p>
          </table:table-cell>
          <table:table-cell table:style-name="ce34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61]*12" office:value-type="currency" office:currency="GHC" office:value="376.32" calcext:value-type="currency">
            <text:p>₵376.32</text:p>
          </table:table-cell>
          <table:table-cell table:style-name="ce34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162]*12" office:value-type="currency" office:currency="GHC" office:value="268.8" calcext:value-type="currency">
            <text:p>₵268.80</text:p>
          </table:table-cell>
          <table:table-cell table:style-name="ce34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3]*12" office:value-type="currency" office:currency="GHC" office:value="485.76" calcext:value-type="currency">
            <text:p>₵485.76</text:p>
          </table:table-cell>
          <table:table-cell table:style-name="ce34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4]*12" office:value-type="currency" office:currency="GHC" office:value="107.52" calcext:value-type="currency">
            <text:p>₵107.52</text:p>
          </table:table-cell>
          <table:table-cell table:style-name="ce34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5]*12" office:value-type="currency" office:currency="GHC" office:value="485.76" calcext:value-type="currency">
            <text:p>₵485.76</text:p>
          </table:table-cell>
          <table:table-cell table:style-name="ce34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6]*12" office:value-type="currency" office:currency="GHC" office:value="593.28" calcext:value-type="currency">
            <text:p>₵593.28</text:p>
          </table:table-cell>
          <table:table-cell table:style-name="ce34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167]*12" office:value-type="currency" office:currency="GHC" office:value="161.28" calcext:value-type="currency">
            <text:p>₵161.28</text:p>
          </table:table-cell>
          <table:table-cell table:style-name="ce34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8]*12" office:value-type="currency" office:currency="GHC" office:value="107.52" calcext:value-type="currency">
            <text:p>₵107.52</text:p>
          </table:table-cell>
          <table:table-cell table:style-name="ce34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1" table:formula="of:=[.H169]*12" office:value-type="currency" office:currency="GHC" office:value="215.04" calcext:value-type="currency">
            <text:p>₵215.04</text:p>
          </table:table-cell>
          <table:table-cell table:style-name="ce34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0]*12" office:value-type="currency" office:currency="GHC" office:value="376.32" calcext:value-type="currency">
            <text:p>₵376.32</text:p>
          </table:table-cell>
          <table:table-cell table:style-name="ce34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1]*12" office:value-type="currency" office:currency="GHC" office:value="376.32" calcext:value-type="currency">
            <text:p>₵376.32</text:p>
          </table:table-cell>
          <table:table-cell table:style-name="ce34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72]*12" office:value-type="currency" office:currency="GHC" office:value="322.56" calcext:value-type="currency">
            <text:p>₵322.56</text:p>
          </table:table-cell>
          <table:table-cell table:style-name="ce34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boxe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1" table:formula="of:=[.H174]*12" office:value-type="currency" office:currency="GHC" office:value="53.76" calcext:value-type="currency">
            <text:p>₵53.76</text:p>
          </table:table-cell>
          <table:table-cell table:style-name="ce34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1" table:formula="of:=[.H175]*12" office:value-type="currency" office:currency="GHC" office:value="88.32" calcext:value-type="currency">
            <text:p>₵88.32</text:p>
          </table:table-cell>
          <table:table-cell table:style-name="ce34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1" table:formula="of:=[.H176]*12" office:value-type="currency" office:currency="GHC" office:value="76.8" calcext:value-type="currency">
            <text:p>₵76.80</text:p>
          </table:table-cell>
          <table:table-cell table:style-name="ce34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1" table:formula="of:=[.H177]*12" office:value-type="currency" office:currency="GHC" office:value="193.92" calcext:value-type="currency">
            <text:p>₵193.92</text:p>
          </table:table-cell>
          <table:table-cell table:style-name="ce34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178]*12" office:value-type="currency" office:currency="GHC" office:value="224.64" calcext:value-type="currency">
            <text:p>₵224.64</text:p>
          </table:table-cell>
          <table:table-cell table:style-name="ce34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79]*12" office:value-type="currency" office:currency="GHC" office:value="299.52" calcext:value-type="currency">
            <text:p>₵299.52</text:p>
          </table:table-cell>
          <table:table-cell table:style-name="ce34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1" table:formula="of:=[.H180]*12" office:value-type="currency" office:currency="GHC" office:value="245.76" calcext:value-type="currency">
            <text:p>₵245.76</text:p>
          </table:table-cell>
          <table:table-cell table:style-name="ce34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1" table:formula="of:=[.H181]*12" office:value-type="currency" office:currency="GHC" office:value="291.84" calcext:value-type="currency">
            <text:p>₵291.84</text:p>
          </table:table-cell>
          <table:table-cell table:style-name="ce34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1" table:formula="of:=[.H182]*12" office:value-type="currency" office:currency="GHC" office:value="289.92" calcext:value-type="currency">
            <text:p>₵289.92</text:p>
          </table:table-cell>
          <table:table-cell table:style-name="ce34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1" table:formula="of:=[.H183]*12" office:value-type="currency" office:currency="GHC" office:value="433.92" calcext:value-type="currency">
            <text:p>₵433.92</text:p>
          </table:table-cell>
          <table:table-cell table:style-name="ce34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4]*12" office:value-type="currency" office:currency="GHC" office:value="134.4" calcext:value-type="currency">
            <text:p>₵134.40</text:p>
          </table:table-cell>
          <table:table-cell table:style-name="ce34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5]*12" office:value-type="currency" office:currency="GHC" office:value="299.52" calcext:value-type="currency">
            <text:p>₵299.52</text:p>
          </table:table-cell>
          <table:table-cell table:style-name="ce34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1" table:formula="of:=[.H186]*12" office:value-type="currency" office:currency="GHC" office:value="359.04" calcext:value-type="currency">
            <text:p>₵359.04</text:p>
          </table:table-cell>
          <table:table-cell table:style-name="ce34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7]*12" office:value-type="currency" office:currency="GHC" office:value="299.52" calcext:value-type="currency">
            <text:p>₵299.52</text:p>
          </table:table-cell>
          <table:table-cell table:style-name="ce34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8]*12" office:value-type="currency" office:currency="GHC" office:value="134.4" calcext:value-type="currency">
            <text:p>₵134.40</text:p>
          </table:table-cell>
          <table:table-cell table:style-name="ce34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1" table:formula="of:=[.H189]*12" office:value-type="currency" office:currency="GHC" office:value="284.16" calcext:value-type="currency">
            <text:p>₵284.16</text:p>
          </table:table-cell>
          <table:table-cell table:style-name="ce34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s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1" table:formula="of:=[.H191]*12" office:value-type="currency" office:currency="GHC" office:value="44.16" calcext:value-type="currency">
            <text:p>₵44.16</text:p>
          </table:table-cell>
          <table:table-cell table:style-name="ce34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1" table:formula="of:=[.H192]*12" office:value-type="currency" office:currency="GHC" office:value="32.64" calcext:value-type="currency">
            <text:p>₵32.64</text:p>
          </table:table-cell>
          <table:table-cell table:style-name="ce34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ndscaping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4]*12" office:value-type="currency" office:currency="GHC" office:value="0" calcext:value-type="currency">
            <text:p>₵0.00</text:p>
          </table:table-cell>
          <table:table-cell table:style-name="ce34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5]*12" office:value-type="currency" office:currency="GHC" office:value="0" calcext:value-type="currency">
            <text:p>₵0.00</text:p>
          </table:table-cell>
          <table:table-cell table:style-name="ce34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op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1" table:formula="of:=[.H197]*12" office:value-type="currency" office:currency="GHC" office:value="75" calcext:value-type="currency">
            <text:p>₵75.00</text:p>
          </table:table-cell>
          <table:table-cell table:style-name="ce34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1" table:formula="of:=[.H198]*12" office:value-type="currency" office:currency="GHC" office:value="119.04" calcext:value-type="currency">
            <text:p>₵119.04</text:p>
          </table:table-cell>
          <table:table-cell table:style-name="ce34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1" table:formula="of:=[.H199]*12" office:value-type="currency" office:currency="GHC" office:value="67.2" calcext:value-type="currency">
            <text:p>₵67.20</text:p>
          </table:table-cell>
          <table:table-cell table:style-name="ce34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 buildings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1" table:formula="of:=[.H201]*12" office:value-type="currency" office:currency="GHC" office:value="328.32" calcext:value-type="currency">
            <text:p>₵328.32</text:p>
          </table:table-cell>
          <table:table-cell table:style-name="ce34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1" table:formula="of:=[.H202]*12" office:value-type="currency" office:currency="GHC" office:value="353.28" calcext:value-type="currency">
            <text:p>₵353.28</text:p>
          </table:table-cell>
          <table:table-cell table:style-name="ce34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203]*12" office:value-type="currency" office:currency="GHC" office:value="299.52" calcext:value-type="currency">
            <text:p>₵299.52</text:p>
          </table:table-cell>
          <table:table-cell table:style-name="ce34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1" table:formula="of:=[.H204]*12" office:value-type="currency" office:currency="GHC" office:value="240" calcext:value-type="currency">
            <text:p>₵240.00</text:p>
          </table:table-cell>
          <table:table-cell table:style-name="ce34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1" table:formula="of:=[.H205]*12" office:value-type="currency" office:currency="GHC" office:value="305.28" calcext:value-type="currency">
            <text:p>₵305.28</text:p>
          </table:table-cell>
          <table:table-cell table:style-name="ce34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1" table:formula="of:=[.H206]*12" office:value-type="currency" office:currency="GHC" office:value="278.4" calcext:value-type="currency">
            <text:p>₵278.40</text:p>
          </table:table-cell>
          <table:table-cell table:style-name="ce34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1" table:formula="of:=[.H207]*12" office:value-type="currency" office:currency="GHC" office:value="326.4" calcext:value-type="currency">
            <text:p>₵326.40</text:p>
          </table:table-cell>
          <table:table-cell table:style-name="ce34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1" table:formula="of:=[.H208]*12" office:value-type="currency" office:currency="GHC" office:value="96" calcext:value-type="currency">
            <text:p>₵96.00</text:p>
          </table:table-cell>
          <table:table-cell table:style-name="ce34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1" table:formula="of:=[.H209]*12" office:value-type="currency" office:currency="GHC" office:value="11.52" calcext:value-type="currency">
            <text:p>₵11.52</text:p>
          </table:table-cell>
          <table:table-cell table:style-name="ce34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210]*12" office:value-type="currency" office:currency="GHC" office:value="224.64" calcext:value-type="currency">
            <text:p>₵224.64</text:p>
          </table:table-cell>
          <table:table-cell table:style-name="ce34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1" table:formula="of:=[.H211]*12" office:value-type="currency" office:currency="GHC" office:value="216.96" calcext:value-type="currency">
            <text:p>₵216.96</text:p>
          </table:table-cell>
          <table:table-cell table:style-name="ce34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1" table:formula="of:=[.H212]*12" office:value-type="currency" office:currency="GHC" office:value="13.44" calcext:value-type="currency">
            <text:p>₵13.44</text:p>
          </table:table-cell>
          <table:table-cell table:style-name="ce34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1" table:formula="of:=[.H213]*12" office:value-type="currency" office:currency="GHC" office:value="28.8" calcext:value-type="currency">
            <text:p>₵28.80</text:p>
          </table:table-cell>
          <table:table-cell table:style-name="ce34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4]*12" office:value-type="currency" office:currency="GHC" office:value="161.28" calcext:value-type="currency">
            <text:p>₵161.28</text:p>
          </table:table-cell>
          <table:table-cell table:style-name="ce34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5]*12" office:value-type="currency" office:currency="GHC" office:value="161.28" calcext:value-type="currency">
            <text:p>₵161.28</text:p>
          </table:table-cell>
          <table:table-cell table:style-name="ce34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216]*12" office:value-type="currency" office:currency="GHC" office:value="107.52" calcext:value-type="currency">
            <text:p>₵107.52</text:p>
          </table:table-cell>
          <table:table-cell table:style-name="ce34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217]*12" office:value-type="currency" office:currency="GHC" office:value="268.8" calcext:value-type="currency">
            <text:p>₵268.80</text:p>
          </table:table-cell>
          <table:table-cell table:style-name="ce34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28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default-cell-style-name="ce59"/>
        <table:table-column table:style-name="co11" table:number-columns-repeated="1018" table:default-cell-style-name="Default"/>
        <table:table-row table:style-name="ro1">
          <table:table-cell table:style-name="ce3"/>
          <table:table-cell table:style-name="ce3" office:value-type="string" calcext:value-type="string">
            <text:p>Active hours per day</text:p>
          </table:table-cell>
          <table:table-cell table:style-name="ce3" office:value-type="string" calcext:value-type="string">
            <text:p>Days per year</text:p>
          </table:table-cell>
          <table:table-cell table:style-name="ce3" office:value-type="string" calcext:value-type="string">
            <text:p>Hours per month</text:p>
          </table:table-cell>
          <table:table-cell table:style-name="ce3" office:value-type="string" calcext:value-type="string">
            <text:p>Months per year</text:p>
          </table:table-cell>
          <table:table-cell table:style-name="ce58" office:value-type="string" calcext:value-type="string">
            <text:p>Active hours per year</text:p>
          </table:table-cell>
          <table:table-cell table:style-name="ce36" table:number-columns-repeated="1018"/>
        </table:table-row>
        <table:table-row table:style-name="ro2">
          <table:table-cell table:style-name="ce56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Maintenance to capital ratio</text:p>
          </table:table-cell>
          <table:table-cell table:style-name="ce60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Capital to maintenance ratio</text:p>
          </table:table-cell>
          <table:table-cell table:style-name="ce60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1">
        <table:table-column table:style-name="co30" table:default-cell-style-name="Default"/>
        <table:table-column table:style-name="co11" table:number-columns-repeated="2" table:default-cell-style-name="Default"/>
        <table:table-column table:style-name="co11" table:default-cell-style-name="ce8"/>
        <table:table-column table:style-name="co8" table:default-cell-style-name="ce8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1015" table:default-cell-style-name="Default"/>
        <table:table-row table:style-name="ro1">
          <table:table-cell table:style-name="ce61"/>
          <table:table-cell table:style-name="ce3" office:value-type="string" calcext:value-type="string">
            <text:p>SimuCents (.dat file)</text:p>
          </table:table-cell>
          <table:table-cell table:style-name="ce3" office:value-type="string" calcext:value-type="string">
            <text:p>SimuCents (in game)</text:p>
          </table:table-cell>
          <table:table-cell table:style-name="ce7" office:value-type="string" calcext:value-type="string">
            <text:p>GBP (1900) (real)</text:p>
          </table:table-cell>
          <table:table-cell table:style-name="ce7" office:value-type="string" calcext:value-type="string">
            <text:p>GBP (1900) (in game)</text:p>
          </table:table-cell>
          <table:table-cell table:style-name="ce57" office:value-type="string" calcext:value-type="string">
            <text:p>Conversion ratio (GBP to SimuCents revenue)</text:p>
          </table:table-cell>
          <table:table-cell table:style-name="ce57" office:value-type="string" calcext:value-type="string">
            <text:p>Conversion ratio (SimuCents revenue to GBP)</text:p>
          </table:table-cell>
          <table:table-cell table:style-name="ce57" office:value-type="string" calcext:value-type="string">
            <text:p>Conversion ratio (GBP to SimuCents capital or annualised)</text:p>
          </table:table-cell>
          <table:table-cell table:style-name="ce57" office:value-type="string" calcext:value-type="string">
            <text:p>Conversion ratio (SimuCents capital or annualised to GBP)</text:p>
          </table:table-cell>
          <table:table-cell table:style-name="ce61" table:number-columns-repeated="1015"/>
        </table:table-row>
        <table:table-row table:style-name="ro2">
          <table:table-cell table:style-name="ce56" office:value-type="string" calcext:value-type="string">
            <text:p>Short timescale</text:p>
          </table:table-cell>
          <table:table-cell table:style-name="ce31" office:value-type="currency" office:currency="GHC" office:value="0.8" calcext:value-type="currency">
            <text:p>₵0.80</text:p>
          </table:table-cell>
          <table:table-cell table:style-name="ce31" table:formula="of:=([.B2]/3)/1.1" office:value-type="currency" office:currency="GHC" office:value="0.242424242424242" calcext:value-type="currency">
            <office:annotation draw:style-name="gr1" draw:text-style-name="P2" svg:width="2.899cm" svg:height="2.176cm" svg:x="7.9cm" svg:y="0cm" draw:caption-point-x="-0.61cm" draw:caption-point-y="0.851cm">
              <dc:creator>JEP</dc:creator>
              <dc:date>2022-01-06T00:00:00</dc:date>
              <text:p text:style-name="P1">Divide by 1.1 because the 0.80 figure is for the second fare stage</text:p>
            </office:annotation>
            <text:p>₵0.24</text:p>
          </table:table-cell>
          <table:table-cell table:style-name="ce63" table:formula="of:=1/240" office:value-type="currency" office:currency="GBP" office:value="0.00416666666666667" calcext:value-type="currency">
            <text:p>£0.00417</text:p>
          </table:table-cell>
          <table:table-cell table:style-name="ce63" office:value-type="string" calcext:value-type="string">
            <text:p>n/a</text:p>
          </table:table-cell>
          <table:table-cell table:style-name="ce64" table:formula="of:=[.C2]/[.D2]" office:value-type="float" office:value="58.1818181818182" calcext:value-type="float">
            <text:p>58.182</text:p>
          </table:table-cell>
          <table:table-cell table:style-name="ce64" table:formula="of:=[.D2]/[.C2]" office:value-type="float" office:value="0.0171875" calcext:value-type="float">
            <text:p>0.017</text:p>
          </table:table-cell>
          <table:table-cell table:style-name="ce64" table:number-columns-repeated="2"/>
          <table:table-cell table:number-columns-repeated="1015"/>
        </table:table-row>
        <table:table-row table:style-name="ro2">
          <table:table-cell table:style-name="ce56" office:value-type="string" calcext:value-type="string">
            <text:p>Long timescale</text:p>
          </table:table-cell>
          <table:table-cell table:style-name="ce31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2" table:formula="of:=[.C2]*[$'Capital to maintenance ratio'.$F$4]" office:value-type="currency" office:currency="GHC" office:value="0.00318594996067343" calcext:value-type="currency">
            <text:p>₵0.0032</text:p>
          </table:table-cell>
          <table:table-cell table:style-name="ce63" table:formula="of:=[.B3]*[.$G$2]" office:value-type="currency" office:currency="GBP" office:value="0.000180703099331946" calcext:value-type="currency">
            <text:p>£0.00018</text:p>
          </table:table-cell>
          <table:table-cell table:style-name="ce63" table:formula="of:=[.C3]*[.$G$2]" office:value-type="currency" office:currency="GBP" office:value="0.0000547585149490746" calcext:value-type="currency">
            <text:p>£0.00005</text:p>
          </table:table-cell>
          <table:table-cell table:style-name="ce64" table:number-columns-repeated="2"/>
          <table:table-cell table:style-name="ce64" table:formula="of:=[.C3]/[.D2]" office:value-type="float" office:value="0.764627990561623" calcext:value-type="float">
            <text:p>0.765</text:p>
          </table:table-cell>
          <table:table-cell table:style-name="ce64" table:formula="of:=[.D2]/[.C3]" office:value-type="float" office:value="1.30782552083333" calcext:value-type="float">
            <text:p>1.308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s and profits (real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1"/>
        <table:table-column table:style-name="co41" table:number-columns-repeated="2" table:default-cell-style-name="ce12"/>
        <table:table-column table:style-name="co42" table:default-cell-style-name="ce31"/>
        <table:table-column table:style-name="co43" table:default-cell-style-name="Default"/>
        <table:table-column table:style-name="co11" table:default-cell-style-name="ce12"/>
        <table:table-column table:style-name="co44" table:default-cell-style-name="Default"/>
        <table:table-column table:style-name="co11" table:number-columns-repeated="1012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ssengers carried</text:p>
          </table:table-cell>
          <table:table-cell table:style-name="ce3" office:value-type="string" calcext:value-type="string">
            <text:p>Passengers carried (Simutrans equiv.)</text:p>
          </table:table-cell>
          <table:table-cell table:style-name="ce3" office:value-type="string" calcext:value-type="string">
            <text:p>Revenue per passenger (1900)</text:p>
          </table:table-cell>
          <table:table-cell table:style-name="ce30" office:value-type="string" calcext:value-type="string">
            <text:p>Revenue per passenger (Simutrans)</text:p>
          </table:table-cell>
          <table:table-cell table:style-name="ce11" office:value-type="string" calcext:value-type="string">
            <text:p>Revenue</text:p>
          </table:table-cell>
          <table:table-cell table:style-name="ce11" office:value-type="string" calcext:value-type="string">
            <text:p>Adjusted to 1900</text:p>
          </table:table-cell>
          <table:table-cell table:style-name="ce30" office:value-type="string" calcext:value-type="string">
            <text:p>Adjusted to SimuCents</text:p>
          </table:table-cell>
          <table:table-cell table:style-name="ce3" office:value-type="string" calcext:value-type="string">
            <text:p>Operating cost</text:p>
          </table:table-cell>
          <table:table-cell table:style-name="ce11" office:value-type="string" calcext:value-type="string">
            <text:p>Adjusted to 1900</text:p>
          </table:table-cell>
          <table:table-cell table:style-name="ce3" office:value-type="string" calcext:value-type="string">
            <text:p>Adjusted to SimuCents</text:p>
          </table:table-cell>
          <table:table-cell table:style-name="ce61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5" office:value-type="float" office:value="445047" calcext:value-type="float">
            <text:p>445,047</text:p>
          </table:table-cell>
          <table:table-cell table:style-name="ce65" table:formula="of:=[.C2]*[$'Capital to maintenance ratio'.F4]" office:value-type="float" office:value="5848.82707260979" calcext:value-type="float">
            <text:p>5,849</text:p>
          </table:table-cell>
          <table:table-cell table:style-name="ce12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17.1805445676116" calcext:value-type="currency">
            <text:p>₵17.18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100486.034189226" calcext:value-type="currency">
            <text:p>₵100,486.03</text:p>
          </table:table-cell>
          <table:table-cell table:style-name="ce12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1" table:formula="of:=[.K2]*[$'Currency conversion'.$H$3]" office:value-type="currency" office:currency="GHC" office:value="54601.2284226561" calcext:value-type="currency">
            <text:p>₵54,60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204628.748817714" calcext:value-type="currency">
            <text:p>₵204,628.75</text:p>
          </table:table-cell>
          <table:table-cell table:style-name="ce12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1" table:formula="of:=[.K3]*[$'Currency conversion'.$H$3]" office:value-type="currency" office:currency="GHC" office:value="91340.8081560319" calcext:value-type="currency">
            <text:p>₵91,340.81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historical)" table:style-name="ta1"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5" table:default-cell-style-name="ce67"/>
        <table:table-column table:style-name="co48" table:default-cell-style-name="Default"/>
        <table:table-column table:style-name="co49" table:default-cell-style-name="ce67"/>
        <table:table-column table:style-name="co50" table:default-cell-style-name="Default"/>
        <table:table-column table:style-name="co50" table:default-cell-style-name="ce67"/>
        <table:table-column table:style-name="co51" table:default-cell-style-name="ce70"/>
        <table:table-column table:style-name="co52" table:default-cell-style-name="ce67"/>
        <table:table-column table:style-name="co53" table:default-cell-style-name="Default"/>
        <table:table-column table:style-name="co52" table:default-cell-style-name="ce67"/>
        <table:table-column table:style-name="co54" table:default-cell-style-name="Default"/>
        <table:table-column table:style-name="co50" table:default-cell-style-name="ce67"/>
        <table:table-column table:style-name="co55" table:default-cell-style-name="Default"/>
        <table:table-column table:style-name="co56" table:default-cell-style-name="ce67"/>
        <table:table-column table:style-name="co11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ncome (per train mile)</text:p>
          </table:table-cell>
          <table:table-cell table:style-name="ce3" office:value-type="string" calcext:value-type="string">
            <text:p>Maintenance of wa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Locomotive and rolling stock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raffic charges</text:p>
          </table:table-cell>
          <table:table-cell table:style-name="ce66" office:value-type="string" calcext:value-type="string">
            <text:p>Ratio to income</text:p>
          </table:table-cell>
          <table:table-cell table:style-name="ce68" office:value-type="string" calcext:value-type="string">
            <text:p>Combined traffic and vehicle</text:p>
          </table:table-cell>
          <table:table-cell table:style-name="ce71" office:value-type="string" calcext:value-type="string">
            <text:p>Ratio to income</text:p>
          </table:table-cell>
          <table:table-cell table:style-name="ce3" office:value-type="string" calcext:value-type="string">
            <text:p>Rates, tax and dut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style-name="ce3" table:number-columns-repeated="1007"/>
        </table:table-row>
        <table:table-row table:style-name="ro2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9" table:formula="of:=[.F2]+[.H2]" office:value-type="float" office:value="18.88" calcext:value-type="float">
            <text:p>18.88</text:p>
          </table:table-cell>
          <table:table-cell table:style-name="ce72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9" table:formula="of:=[.F3]+[.H3]" office:value-type="float" office:value="20.96" calcext:value-type="float">
            <text:p>20.96</text:p>
          </table:table-cell>
          <table:table-cell table:style-name="ce72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9" table:formula="of:=[.F4]+[.H4]" office:value-type="float" office:value="23.83" calcext:value-type="float">
            <text:p>23.83</text:p>
          </table:table-cell>
          <table:table-cell table:style-name="ce72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3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9" table:formula="of:=[.F5]+[.H5]" office:value-type="float" office:value="20.24" calcext:value-type="float">
            <text:p>20.24</text:p>
          </table:table-cell>
          <table:table-cell table:style-name="ce72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9" table:formula="of:=[.F6]+[.H6]" office:value-type="float" office:value="22.51" calcext:value-type="float">
            <text:p>22.51</text:p>
          </table:table-cell>
          <table:table-cell table:style-name="ce72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Northern</text:p>
          </table:table-cell>
          <table:table-cell office:value-type="float" office:value="1871" calcext:value-type="float">
            <text:p>1871</text:p>
          </table:table-cell>
          <table:table-cell office:value-type="float" office:value="58.99" calcext:value-type="float">
            <text:p>58.99</text:p>
          </table:table-cell>
          <table:table-cell office:value-type="float" office:value="5.53" calcext:value-type="float">
            <text:p>5.53</text:p>
          </table:table-cell>
          <table:table-cell table:formula="of:=[.D7]/[.C7]" office:value-type="percentage" office:value="0.0937447024919478" calcext:value-type="percentage">
            <text:p>9.37%</text:p>
          </table:table-cell>
          <table:table-cell office:value-type="float" office:value="10.34" calcext:value-type="float">
            <text:p>10.34</text:p>
          </table:table-cell>
          <table:table-cell table:formula="of:=[.F7]/[.C7]" office:value-type="percentage" office:value="0.175283946431599" calcext:value-type="percentage">
            <text:p>17.53%</text:p>
          </table:table-cell>
          <table:table-cell office:value-type="float" office:value="10.33" calcext:value-type="float">
            <text:p>10.33</text:p>
          </table:table-cell>
          <table:table-cell table:formula="of:=[.H7]/[.C7]" office:value-type="percentage" office:value="0.175114426173928" calcext:value-type="percentage">
            <text:p>17.51%</text:p>
          </table:table-cell>
          <table:table-cell table:style-name="ce69" table:formula="of:=[.F7]+[.H7]" office:value-type="float" office:value="20.67" calcext:value-type="float">
            <text:p>20.67</text:p>
          </table:table-cell>
          <table:table-cell table:style-name="ce72" table:formula="of:=[.J7]/[.C7]" office:value-type="percentage" office:value="0.350398372605526" calcext:value-type="percentage">
            <text:p>35.04%</text:p>
          </table:table-cell>
          <table:table-cell office:value-type="float" office:value="1.83" calcext:value-type="float">
            <text:p>1.83</text:p>
          </table:table-cell>
          <table:table-cell table:formula="of:=[.L7]/[.C7]" office:value-type="percentage" office:value="0.0310222071537549" calcext:value-type="percentage">
            <text:p>3.10%</text:p>
          </table:table-cell>
          <table:table-cell office:value-type="float" office:value="1.07" calcext:value-type="float">
            <text:p>1.07</text:p>
          </table:table-cell>
          <table:table-cell table:formula="of:=[.N7]/[.C7]" office:value-type="percentage" office:value="0.0181386675707747" calcext:value-type="percentage">
            <text:p>1.81%</text:p>
          </table:table-cell>
          <table:table-cell table:formula="of:=[.N7]+[.L7]+[.H7]+[.F7]+[.D7]" office:value-type="float" office:value="29.1" calcext:value-type="float">
            <text:p>29.1</text:p>
          </table:table-cell>
          <table:table-cell table:formula="of:=[.P7]/[.C7]" office:value-type="percentage" office:value="0.493303949822004" calcext:value-type="percentage">
            <text:p>49.3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SWR</text:p>
          </table:table-cell>
          <table:table-cell office:value-type="float" office:value="1871" calcext:value-type="float">
            <text:p>1871</text:p>
          </table:table-cell>
          <table:table-cell office:value-type="float" office:value="65.71" calcext:value-type="float">
            <text:p>65.71</text:p>
          </table:table-cell>
          <table:table-cell office:value-type="float" office:value="6.3" calcext:value-type="float">
            <text:p>6.3</text:p>
          </table:table-cell>
          <table:table-cell table:formula="of:=[.D8]/[.C8]" office:value-type="percentage" office:value="0.0958758179881297" calcext:value-type="percentage">
            <text:p>9.59%</text:p>
          </table:table-cell>
          <table:table-cell office:value-type="float" office:value="10.19" calcext:value-type="float">
            <text:p>10.19</text:p>
          </table:table-cell>
          <table:table-cell table:formula="of:=[.F8]/[.C8]" office:value-type="percentage" office:value="0.155075330999848" calcext:value-type="percentage">
            <text:p>15.51%</text:p>
          </table:table-cell>
          <table:table-cell office:value-type="float" office:value="12.43" calcext:value-type="float">
            <text:p>12.43</text:p>
          </table:table-cell>
          <table:table-cell table:formula="of:=[.H8]/[.C8]" office:value-type="percentage" office:value="0.189164510728961" calcext:value-type="percentage">
            <text:p>18.92%</text:p>
          </table:table-cell>
          <table:table-cell table:style-name="ce69" table:formula="of:=[.F8]+[.H8]" office:value-type="float" office:value="22.62" calcext:value-type="float">
            <text:p>22.62</text:p>
          </table:table-cell>
          <table:table-cell table:style-name="ce72" table:formula="of:=[.J8]/[.C8]" office:value-type="percentage" office:value="0.344239841728808" calcext:value-type="percentage">
            <text:p>34.42%</text:p>
          </table:table-cell>
          <table:table-cell office:value-type="float" office:value="3.25" calcext:value-type="float">
            <text:p>3.25</text:p>
          </table:table-cell>
          <table:table-cell table:formula="of:=[.L8]/[.C8]" office:value-type="percentage" office:value="0.0494597473748288" calcext:value-type="percentage">
            <text:p>4.95%</text:p>
          </table:table-cell>
          <table:table-cell office:value-type="float" office:value="3.19" calcext:value-type="float">
            <text:p>3.19</text:p>
          </table:table-cell>
          <table:table-cell table:formula="of:=[.N8]/[.C8]" office:value-type="percentage" office:value="0.0485466443463704" calcext:value-type="percentage">
            <text:p>4.85%</text:p>
          </table:table-cell>
          <table:table-cell table:formula="of:=[.N8]+[.L8]+[.H8]+[.F8]+[.D8]" office:value-type="float" office:value="35.36" calcext:value-type="float">
            <text:p>35.36</text:p>
          </table:table-cell>
          <table:table-cell table:formula="of:=[.P8]/[.C8]" office:value-type="percentage" office:value="0.538122051438137" calcext:value-type="percentage">
            <text:p>53.81%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BB)" table:style-name="ta1">
        <table:table-column table:style-name="co57" table:default-cell-style-name="ce55"/>
        <table:table-column table:style-name="co2" table:default-cell-style-name="Default"/>
        <table:table-column table:style-name="co30" table:default-cell-style-name="ce31"/>
        <table:table-column table:style-name="co10" table:default-cell-style-name="ce31"/>
        <table:table-column table:style-name="co58" table:default-cell-style-name="Default"/>
        <table:table-column table:style-name="co10" table:default-cell-style-name="ce31"/>
        <table:table-column table:style-name="co49" table:default-cell-style-name="Default"/>
        <table:table-column table:style-name="co59" table:default-cell-style-name="ce31"/>
        <table:table-column table:style-name="co50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16" table:default-cell-style-name="ce31"/>
        <table:table-column table:style-name="co52" table:default-cell-style-name="Default"/>
        <table:table-column table:style-name="co61" table:default-cell-style-name="ce31"/>
        <table:table-column table:style-name="co62" table:default-cell-style-name="Default"/>
        <table:table-column table:style-name="co10" table:default-cell-style-name="ce31"/>
        <table:table-column table:style-name="co50" table:default-cell-style-name="Default"/>
        <table:table-column table:style-name="co11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0" office:value-type="string" calcext:value-type="string">
            <text:p>Revenue (annual)</text:p>
          </table:table-cell>
          <table:table-cell table:style-name="ce30" office:value-type="string" calcext:value-type="string">
            <text:p>Infrastructur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Running cost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Vehicl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80" office:value-type="string" calcext:value-type="string">
            <text:p>Combined veh./running</text:p>
          </table:table-cell>
          <table:table-cell table:style-name="ce71" office:value-type="string" calcext:value-type="string">
            <text:p>Ratio to income</text:p>
          </table:table-cell>
          <table:table-cell table:style-name="ce30" office:value-type="string" calcext:value-type="string">
            <text:p>Access charge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7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7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7" table:formula="of:=[.H2]/[.C2]" office:value-type="percentage" office:value="0.0283092854607295" calcext:value-type="percentage">
            <text:p>2.83%</text:p>
          </table:table-cell>
          <table:table-cell table:style-name="ce34" table:formula="of:=[.H2]+[.F2]" office:value-type="currency" office:currency="GHC" office:value="1851954.36" calcext:value-type="currency">
            <text:p>₵1,851,954.36</text:p>
          </table:table-cell>
          <table:table-cell table:style-name="ce72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7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7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7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7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7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7" table:formula="of:=[.H3]/[.C3]" office:value-type="percentage" office:value="0.0258396065023109" calcext:value-type="percentage">
            <text:p>2.58%</text:p>
          </table:table-cell>
          <table:table-cell table:style-name="ce34" table:formula="of:=[.H3]+[.F3]" office:value-type="currency" office:currency="GHC" office:value="1573399.77" calcext:value-type="currency">
            <text:p>₵1,573,399.77</text:p>
          </table:table-cell>
          <table:table-cell table:style-name="ce72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7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7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7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7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7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7" table:formula="of:=[.H4]/[.C4]" office:value-type="percentage" office:value="0.0474490419334827" calcext:value-type="percentage">
            <text:p>4.74%</text:p>
          </table:table-cell>
          <table:table-cell table:style-name="ce34" table:formula="of:=[.H4]+[.F4]" office:value-type="currency" office:currency="GHC" office:value="436271" calcext:value-type="currency">
            <text:p>₵436,271.00</text:p>
          </table:table-cell>
          <table:table-cell table:style-name="ce72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7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7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7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Midland &amp; Zookian (rail figures only)</text:p>
          </table:table-cell>
          <table:table-cell table:style-name="ce77" office:value-type="float" office:value="1874" calcext:value-type="float">
            <text:p>1874</text:p>
          </table:table-cell>
          <table:table-cell table:style-name="ce78" office:value-type="currency" office:currency="GHC" office:value="932442.69" calcext:value-type="currency">
            <text:p>₵932,442.69</text:p>
          </table:table-cell>
          <table:table-cell table:style-name="ce78" office:value-type="currency" office:currency="GHC" office:value="1321066.56" calcext:value-type="currency">
            <text:p>₵1,321,066.56</text:p>
          </table:table-cell>
          <table:table-cell table:style-name="ce79" table:formula="of:=[.D5]/[.C5]" office:value-type="percentage" office:value="1.4167804350528" calcext:value-type="percentage">
            <text:p>141.68%</text:p>
          </table:table-cell>
          <table:table-cell table:style-name="ce78" office:value-type="currency" office:currency="GHC" office:value="656583.11" calcext:value-type="currency">
            <text:p>₵656,583.11</text:p>
          </table:table-cell>
          <table:table-cell table:style-name="ce79" table:formula="of:=[.F5]/[.C5]" office:value-type="percentage" office:value="0.704153849927227" calcext:value-type="percentage">
            <text:p>70.42%</text:p>
          </table:table-cell>
          <table:table-cell table:style-name="ce78" office:value-type="currency" office:currency="GHC" office:value="552129.22" calcext:value-type="currency">
            <text:p>₵552,129.22</text:p>
          </table:table-cell>
          <table:table-cell table:style-name="ce79" table:formula="of:=[.H5]/[.C5]" office:value-type="percentage" office:value="0.592132069800451" calcext:value-type="percentage">
            <text:p>59.21%</text:p>
          </table:table-cell>
          <table:table-cell table:style-name="ce78" table:formula="of:=[.H5]+[.F5]" office:value-type="currency" office:currency="GHC" office:value="1208712.33" calcext:value-type="currency">
            <text:p>₵1,208,712.33</text:p>
          </table:table-cell>
          <table:table-cell table:style-name="ce79" table:formula="of:=[.J5]/[.C5]" office:value-type="percentage" office:value="1.29628591972768" calcext:value-type="percentage">
            <text:p>129.63%</text:p>
          </table:table-cell>
          <table:table-cell table:style-name="ce78" office:value-type="currency" office:currency="GHC" office:value="-54054.79" calcext:value-type="currency">
            <text:p>-₵54,054.79</text:p>
          </table:table-cell>
          <table:table-cell table:style-name="ce79" table:formula="of:=[.L5]/[.C5]" office:value-type="percentage" office:value="-0.0579711660348799" calcext:value-type="percentage">
            <text:p>-5.80%</text:p>
          </table:table-cell>
          <table:table-cell table:style-name="ce78" office:value-type="currency" office:currency="GHC" office:value="98336.64" calcext:value-type="currency">
            <text:p>₵98,336.64</text:p>
          </table:table-cell>
          <table:table-cell table:style-name="ce79" table:formula="of:=[.N5]/[.C5]" office:value-type="percentage" office:value="0.105461323311999" calcext:value-type="percentage">
            <text:p>10.55%</text:p>
          </table:table-cell>
          <table:table-cell table:style-name="ce78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79" table:formula="of:=[.P5]/[.C5]" office:value-type="percentage" office:value="2.76055651205759" calcext:value-type="percentage">
            <text:p>276.06%</text:p>
          </table:table-cell>
          <table:table-cell table:style-name="ce77" table:number-columns-repeated="1007"/>
        </table:table-row>
        <table:table-row table:style-name="ro1">
          <table:table-cell table:style-name="ce73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7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7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7" table:formula="of:=[.H6]/[.C6]" office:value-type="percentage" office:value="0.020648560141872" calcext:value-type="percentage">
            <text:p>2.06%</text:p>
          </table:table-cell>
          <table:table-cell table:style-name="ce34" table:formula="of:=[.H6]+[.F6]" office:value-type="currency" office:currency="GHC" office:value="269819.63" calcext:value-type="currency">
            <text:p>₵269,819.63</text:p>
          </table:table-cell>
          <table:table-cell table:style-name="ce72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7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7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7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7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7" table:formula="of:=[.H7]/[.C7]" office:value-type="percentage" office:value="0.0469032484356014" calcext:value-type="percentage">
            <text:p>4.69%</text:p>
          </table:table-cell>
          <table:table-cell table:style-name="ce34" table:formula="of:=[.H7]+[.F7]" office:value-type="currency" office:currency="GHC" office:value="21318.06" calcext:value-type="currency">
            <text:p>₵21,318.06</text:p>
          </table:table-cell>
          <table:table-cell table:style-name="ce72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7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7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7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7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7" table:formula="of:=[.H8]/[.C8]" office:value-type="percentage" office:value="0.100739029897338" calcext:value-type="percentage">
            <text:p>10.07%</text:p>
          </table:table-cell>
          <table:table-cell table:style-name="ce34" table:formula="of:=[.H8]+[.F8]" office:value-type="currency" office:currency="GHC" office:value="3240557.22" calcext:value-type="currency">
            <text:p>₵3,240,557.22</text:p>
          </table:table-cell>
          <table:table-cell table:style-name="ce72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7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7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7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7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7" table:formula="of:=[.H9]/[.C9]" office:value-type="percentage" office:value="0.0481091696588905" calcext:value-type="percentage">
            <text:p>4.81%</text:p>
          </table:table-cell>
          <table:table-cell table:style-name="ce34" table:formula="of:=[.H9]+[.F9]" office:value-type="currency" office:currency="GHC" office:value="1923650.39" calcext:value-type="currency">
            <text:p>₵1,923,650.39</text:p>
          </table:table-cell>
          <table:table-cell table:style-name="ce72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7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7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7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7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7" table:formula="of:=[.H10]/[.C10]" office:value-type="percentage" office:value="0.243511232375697" calcext:value-type="percentage">
            <text:p>24.35%</text:p>
          </table:table-cell>
          <table:table-cell table:style-name="ce34" table:formula="of:=[.H10]+[.F10]" office:value-type="currency" office:currency="GHC" office:value="1812209.1" calcext:value-type="currency">
            <text:p>₵1,812,209.10</text:p>
          </table:table-cell>
          <table:table-cell table:style-name="ce72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7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7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5" office:value-type="string" calcext:value-type="string">
            <text:p>Midland &amp; Zookian (all)</text:p>
          </table:table-cell>
          <table:table-cell table:style-name="ce77" office:value-type="float" office:value="1874" calcext:value-type="float">
            <text:p>1874</text:p>
          </table:table-cell>
          <table:table-cell table:style-name="ce78" office:value-type="currency" office:currency="GHC" office:value="4136529.53" calcext:value-type="currency">
            <text:p>₵4,136,529.53</text:p>
          </table:table-cell>
          <table:table-cell table:style-name="ce78" office:value-type="currency" office:currency="GHC" office:value="1588252.89" calcext:value-type="currency">
            <text:p>₵1,588,252.89</text:p>
          </table:table-cell>
          <table:table-cell table:style-name="ce79" table:formula="of:=[.D11]/[.C11]" office:value-type="percentage" office:value="0.383957827082163" calcext:value-type="percentage">
            <text:p>38.40%</text:p>
          </table:table-cell>
          <table:table-cell table:style-name="ce78" office:value-type="currency" office:currency="GHC" office:value="1013649.92" calcext:value-type="currency">
            <text:p>₵1,013,649.92</text:p>
          </table:table-cell>
          <table:table-cell table:style-name="ce79" table:formula="of:=[.F11]/[.C11]" office:value-type="percentage" office:value="0.245048394468974" calcext:value-type="percentage">
            <text:p>24.50%</text:p>
          </table:table-cell>
          <table:table-cell table:style-name="ce78" office:value-type="currency" office:currency="GHC" office:value="2195201.54" calcext:value-type="currency">
            <text:p>₵2,195,201.54</text:p>
          </table:table-cell>
          <table:table-cell table:style-name="ce79" table:formula="of:=[.H11]/[.C11]" office:value-type="percentage" office:value="0.530686780809709" calcext:value-type="percentage">
            <text:p>53.07%</text:p>
          </table:table-cell>
          <table:table-cell table:style-name="ce78" table:formula="of:=[.H11]+[.F11]" office:value-type="currency" office:currency="GHC" office:value="3208851.46" calcext:value-type="currency">
            <text:p>₵3,208,851.46</text:p>
          </table:table-cell>
          <table:table-cell table:style-name="ce79" table:formula="of:=[.J11]/[.C11]" office:value-type="percentage" office:value="0.775735175278683" calcext:value-type="percentage">
            <text:p>77.57%</text:p>
          </table:table-cell>
          <table:table-cell table:style-name="ce78" office:value-type="currency" office:currency="GHC" office:value="-218468.49" calcext:value-type="currency">
            <text:p>-₵218,468.49</text:p>
          </table:table-cell>
          <table:table-cell table:style-name="ce79" table:formula="of:=[.L11]/[.C11]" office:value-type="percentage" office:value="-0.0528144398379286" calcext:value-type="percentage">
            <text:p>-5.28%</text:p>
          </table:table-cell>
          <table:table-cell table:style-name="ce78" office:value-type="currency" office:currency="GHC" office:value="0" calcext:value-type="currency">
            <text:p>₵0.00</text:p>
          </table:table-cell>
          <table:table-cell table:style-name="ce79" table:formula="of:=[.N11]/[.C11]" office:value-type="percentage" office:value="0" calcext:value-type="percentage">
            <text:p>0.00%</text:p>
          </table:table-cell>
          <table:table-cell table:style-name="ce78" table:formula="of:=[.N11]+[.L11]+[.H11]+[.F11]+[.D11]" office:value-type="currency" office:currency="GHC" office:value="4578635.86" calcext:value-type="currency">
            <text:p>₵4,578,635.86</text:p>
          </table:table-cell>
          <table:table-cell table:style-name="ce79" table:formula="of:=[.P11]/[.C11]" office:value-type="percentage" office:value="1.10687856252292" calcext:value-type="percentage">
            <text:p>110.69%</text:p>
          </table:table-cell>
          <table:table-cell table:style-name="ce77" table:number-columns-repeated="1007"/>
        </table:table-row>
        <table:table-row table:style-name="ro2">
          <table:table-cell table:style-name="ce76" office:value-type="string" calcext:value-type="string">
            <text:p>Hypothetical 1</text:p>
          </table:table-cell>
          <table:table-cell table:style-name="ce50"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2]/[.C12]" office:value-type="percentage" office:value="0.0762029475289174" calcext:value-type="percentage">
            <text:p>7.62%</text:p>
          </table:table-cell>
          <table:table-cell table:style-name="ce34" table:formula="of:=[.$F2]*1.264227642" office:value-type="currency" office:currency="GHC" office:value="1812785.09301827" calcext:value-type="currency">
            <text:p>₵1,812,785.09</text:p>
          </table:table-cell>
          <table:table-cell table:style-name="ce72" table:formula="of:=[.F12]/[.C12]" office:value-type="percentage" office:value="0.122758035772922" calcext:value-type="percentage">
            <text:p>12.28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2]/[.C12]" office:value-type="percentage" office:value="0.0283092854607295" calcext:value-type="percentage">
            <text:p>2.83%</text:p>
          </table:table-cell>
          <table:table-cell table:style-name="ce34" table:formula="of:=[.H12]+[.F12]" office:value-type="currency" office:currency="GHC" office:value="2230832.27301827" calcext:value-type="currency">
            <text:p>₵2,230,832.27</text:p>
          </table:table-cell>
          <table:table-cell table:style-name="ce72" table:formula="of:=[.J12]/[.C12]" office:value-type="percentage" office:value="0.151067321233652" calcext:value-type="percentage">
            <text:p>15.11%</text:p>
          </table:table-cell>
          <table:table-cell/>
          <table:table-cell table:style-name="ce82" table:formula="of:=[.L12]/[.C12]" office:value-type="percentage" office:value="0" calcext:value-type="percentage">
            <text:p>0.00%</text:p>
          </table:table-cell>
          <table:table-cell/>
          <table:table-cell table:style-name="ce67" table:formula="of:=[.N12]/[.C12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6" office:value-type="string" calcext:value-type="string">
            <text:p>Hypothetical 2 (running costs * 1/3rd)</text:p>
          </table:table-cell>
          <table:table-cell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3]/[.C13]" office:value-type="percentage" office:value="0.0762029475289174" calcext:value-type="percentage">
            <text:p>7.62%</text:p>
          </table:table-cell>
          <table:table-cell table:style-name="ce34" table:formula="of:=[.$F2]*1.33333333" office:value-type="currency" office:currency="GHC" office:value="1911876.23522031" calcext:value-type="currency">
            <text:p>₵1,911,876.24</text:p>
          </table:table-cell>
          <table:table-cell table:style-name="ce72" table:formula="of:=[.F13]/[.C13]" office:value-type="percentage" office:value="0.129468281805983" calcext:value-type="percentage">
            <text:p>12.95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3]/[.C13]" office:value-type="percentage" office:value="0.0283092854607295" calcext:value-type="percentage">
            <text:p>2.83%</text:p>
          </table:table-cell>
          <table:table-cell table:style-name="ce34" table:formula="of:=[.H13]+[.F13]" office:value-type="currency" office:currency="GHC" office:value="2329923.41522031" calcext:value-type="currency">
            <text:p>₵2,329,923.42</text:p>
          </table:table-cell>
          <table:table-cell table:style-name="ce72" table:formula="of:=[.J13]/[.C13]" office:value-type="percentage" office:value="0.157777567266713" calcext:value-type="percentage">
            <text:p>15.78%</text:p>
          </table:table-cell>
          <table:table-cell/>
          <table:table-cell table:style-name="ce82" table:formula="of:=[.L13]/[.C13]" office:value-type="percentage" office:value="0" calcext:value-type="percentage">
            <text:p>0.00%</text:p>
          </table:table-cell>
          <table:table-cell/>
          <table:table-cell table:style-name="ce67" table:formula="of:=[.N13]/[.C13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6" office:value-type="string" calcext:value-type="string">
            <text:p>Hypothetical 3 (reduced passenger revenue)</text:p>
          </table:table-cell>
          <table:table-cell table:style-name="ce50"/>
          <table:table-cell table:style-name="ce34" table:formula="of:=([.C2]*2)/3" office:value-type="currency" office:currency="GHC" office:value="9844759.96" calcext:value-type="currency">
            <text:p>₵9,844,759.96</text:p>
          </table:table-cell>
          <table:table-cell table:style-name="ce34" table:formula="of:=[.D2]" office:value-type="currency" office:currency="GHC" office:value="1125299.59" calcext:value-type="currency">
            <text:p>₵1,125,299.59</text:p>
          </table:table-cell>
          <table:table-cell table:style-name="ce72" table:formula="of:=[.D14]/[.C14]" office:value-type="percentage" office:value="0.114304421293376" calcext:value-type="percentage">
            <text:p>11.43%</text:p>
          </table:table-cell>
          <table:table-cell table:style-name="ce34" table:formula="of:=[.F2]" office:value-type="currency" office:currency="GHC" office:value="1433907.18" calcext:value-type="currency">
            <text:p>₵1,433,907.18</text:p>
          </table:table-cell>
          <table:table-cell table:style-name="ce72" table:formula="of:=[.F14]/[.C14]" office:value-type="percentage" office:value="0.145651817395861" calcext:value-type="percentage">
            <text:p>14.57%</text:p>
          </table:table-cell>
          <table:table-cell table:style-name="ce34" table:formula="of:=[.H2]" office:value-type="currency" office:currency="GHC" office:value="418047.18" calcext:value-type="currency">
            <text:p>₵418,047.18</text:p>
          </table:table-cell>
          <table:table-cell table:style-name="ce72" table:formula="of:=[.H14]/[.C14]" office:value-type="percentage" office:value="0.0424639281910943" calcext:value-type="percentage">
            <text:p>4.25%</text:p>
          </table:table-cell>
          <table:table-cell table:style-name="ce34" table:formula="of:=[.H14]+[.F14]" office:value-type="currency" office:currency="GHC" office:value="1851954.36" calcext:value-type="currency">
            <text:p>₵1,851,954.36</text:p>
          </table:table-cell>
          <table:table-cell table:style-name="ce72" table:formula="of:=[.J14]/[.C14]" office:value-type="percentage" office:value="0.188115745586955" calcext:value-type="percentage">
            <text:p>18.81%</text:p>
          </table:table-cell>
          <table:table-cell table:style-name="ce81" table:formula="of:=[.L2]" office:value-type="currency" office:currency="GHC" office:value="-404885.1" calcext:value-type="currency">
            <text:p>-₵404,885.10</text:p>
          </table:table-cell>
          <table:table-cell table:style-name="ce72" table:formula="of:=[.L14]/[.C14]" office:value-type="percentage" office:value="-0.0411269651718354" calcext:value-type="percentage">
            <text:p>-4.11%</text:p>
          </table:table-cell>
          <table:table-cell table:style-name="ce81" table:formula="of:=[.N2]" office:value-type="currency" office:currency="GHC" office:value="57978.24" calcext:value-type="currency">
            <text:p>₵57,978.24</text:p>
          </table:table-cell>
          <table:table-cell table:style-name="ce72" table:formula="of:=[.N14]/[.C14]" office:value-type="percentage" office:value="0.0058892487206971" calcext:value-type="percentage">
            <text:p>0.59%</text:p>
          </table:table-cell>
          <table:table-cell table:style-name="ce81" table:formula="of:=[.N14]+[.L14]+[.J14]+[.H14]+[.F14]+[.D14]" office:value-type="currency" office:currency="GHC" office:value="4482301.45" calcext:value-type="currency">
            <text:p>₵4,482,301.45</text:p>
          </table:table-cell>
          <table:table-cell table:style-name="ce72" table:formula="of:=[.P14]/[.C14]" office:value-type="percentage" office:value="0.455298196016148" calcext:value-type="percentage">
            <text:p>45.53%</text:p>
          </table:table-cell>
          <table:table-cell table:style-name="ce83"/>
          <table:table-cell table:style-name="ce50" table:number-columns-repeated="1006"/>
        </table:table-row>
        <table:table-row table:style-name="ro1">
          <table:table-cell table:style-name="ce76" office:value-type="string" calcext:value-type="string">
            <text:p>Hypothetical 4 (2 + 3 combined)</text:p>
          </table:table-cell>
          <table:table-cell table:style-name="ce50"/>
          <table:table-cell table:style-name="ce34" table:formula="of:=[.C14]" office:value-type="currency" office:currency="GHC" office:value="9844759.96" calcext:value-type="currency">
            <text:p>₵9,844,759.96</text:p>
          </table:table-cell>
          <table:table-cell table:style-name="ce34" table:formula="of:=[.D13]" office:value-type="currency" office:currency="GHC" office:value="1125299.59" calcext:value-type="currency">
            <text:p>₵1,125,299.59</text:p>
          </table:table-cell>
          <table:table-cell table:style-name="ce72" table:formula="of:=[.D15]/[.C15]" office:value-type="percentage" office:value="0.114304421293376" calcext:value-type="percentage">
            <text:p>11.43%</text:p>
          </table:table-cell>
          <table:table-cell table:style-name="ce34" table:formula="of:=[.F13]" office:value-type="currency" office:currency="GHC" office:value="1911876.23522031" calcext:value-type="currency">
            <text:p>₵1,911,876.24</text:p>
          </table:table-cell>
          <table:table-cell table:style-name="ce72" table:formula="of:=[.F15]/[.C15]" office:value-type="percentage" office:value="0.194202422708975" calcext:value-type="percentage">
            <text:p>19.42%</text:p>
          </table:table-cell>
          <table:table-cell table:style-name="ce34" table:formula="of:=[.H13]" office:value-type="currency" office:currency="GHC" office:value="418047.18" calcext:value-type="currency">
            <text:p>₵418,047.18</text:p>
          </table:table-cell>
          <table:table-cell table:style-name="ce72" table:formula="of:=[.H15]/[.C15]" office:value-type="percentage" office:value="0.0424639281910943" calcext:value-type="percentage">
            <text:p>4.25%</text:p>
          </table:table-cell>
          <table:table-cell table:style-name="ce34" table:formula="of:=[.J13]" office:value-type="currency" office:currency="GHC" office:value="2329923.41522031" calcext:value-type="currency">
            <text:p>₵2,329,923.42</text:p>
          </table:table-cell>
          <table:table-cell table:style-name="ce72" table:formula="of:=[.J15]/[.C15]" office:value-type="percentage" office:value="0.236666350900069" calcext:value-type="percentage">
            <text:p>23.67%</text:p>
          </table:table-cell>
          <table:table-cell table:style-name="ce34" table:formula="of:=[.L14]" office:value-type="currency" office:currency="GHC" office:value="-404885.1" calcext:value-type="currency">
            <text:p>-₵404,885.10</text:p>
          </table:table-cell>
          <table:table-cell table:style-name="ce72" table:formula="of:=[.L15]/[.C15]" office:value-type="percentage" office:value="-0.0411269651718354" calcext:value-type="percentage">
            <text:p>-4.11%</text:p>
          </table:table-cell>
          <table:table-cell table:style-name="ce34" table:formula="of:=[.N14]" office:value-type="currency" office:currency="GHC" office:value="57978.24" calcext:value-type="currency">
            <text:p>₵57,978.24</text:p>
          </table:table-cell>
          <table:table-cell table:style-name="ce72" table:formula="of:=[.N15]/[.C15]" office:value-type="percentage" office:value="0.0058892487206971" calcext:value-type="percentage">
            <text:p>0.59%</text:p>
          </table:table-cell>
          <table:table-cell table:style-name="ce34" table:formula="of:=[.D15]+[.F15]+[.H15]+[.J15]+[.L15]+[.N15]" office:value-type="currency" office:currency="GHC" office:value="5438239.56044062" calcext:value-type="currency">
            <text:p>₵5,438,239.56</text:p>
          </table:table-cell>
          <table:table-cell table:style-name="ce72" table:formula="of:=[.P15]/[.C15]" office:value-type="percentage" office:value="0.552399406642376" calcext:value-type="percentage">
            <text:p>55.24%</text:p>
          </table:table-cell>
          <table:table-cell table:style-name="ce50" table:number-columns-repeated="100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(historical)" table:style-name="ta1">
        <table:table-column table:style-name="co63" table:default-cell-style-name="Default"/>
        <table:table-column table:style-name="co11" table:number-columns-repeated="3" table:default-cell-style-name="Default"/>
        <table:table-column table:style-name="co64" table:default-cell-style-name="Default"/>
        <table:table-column table:style-name="co11" table:default-cell-style-name="Default"/>
        <table:table-column table:style-name="co11" table:default-cell-style-name="ce88"/>
        <table:table-column table:style-name="co65" table:default-cell-style-name="ce31"/>
        <table:table-column table:style-name="co1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5" table:default-cell-style-name="ce12"/>
        <table:table-column table:style-name="co18" table:default-cell-style-name="ce12"/>
        <table:table-column table:style-name="co18" table:default-cell-style-name="ce31"/>
        <table:table-column table:style-name="co68" table:default-cell-style-name="ce31"/>
        <table:table-column table:style-name="co11" table:default-cell-style-name="ce31"/>
        <table:table-column table:style-name="co11" table:number-columns-repeated="1004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2" office:value-type="string" calcext:value-type="string">
            <text:p>Capital cost</text:p>
          </table:table-cell>
          <table:table-cell table:style-name="ce2" office:value-type="string" calcext:value-type="string">
            <text:p>Normalised to 1900</text:p>
          </table:table-cell>
          <table:table-cell table:style-name="ce85" office:value-type="string" calcext:value-type="string">
            <text:p>Fuel consumption</text:p>
          </table:table-cell>
          <table:table-cell table:style-name="ce85" office:value-type="string" calcext:value-type="string">
            <text:p>Fuel cost / km</text:p>
          </table:table-cell>
          <table:table-cell table:style-name="ce86" office:value-type="string" calcext:value-type="string">
            <text:p>Repair costs per mile</text:p>
          </table:table-cell>
          <table:table-cell table:style-name="ce89" office:value-type="string" calcext:value-type="string">
            <text:p>In SimuCents</text:p>
          </table:table-cell>
          <table:table-cell table:style-name="ce85" office:value-type="string" calcext:value-type="string">
            <text:p>Repair costs per km</text:p>
          </table:table-cell>
          <table:table-cell table:style-name="ce85" office:value-type="string" calcext:value-type="string">
            <text:p>Total per km cost</text:p>
          </table:table-cell>
          <table:table-cell table:style-name="ce90" office:value-type="string" calcext:value-type="string">
            <text:p>Crew</text:p>
          </table:table-cell>
          <table:table-cell table:style-name="ce91" office:value-type="string" calcext:value-type="string">
            <text:p>Crew cost per hour</text:p>
          </table:table-cell>
          <table:table-cell table:style-name="ce91" office:value-type="string" calcext:value-type="string">
            <text:p>Normalised to 1900</text:p>
          </table:table-cell>
          <table:table-cell table:style-name="ce92" office:value-type="string" calcext:value-type="string">
            <text:p>In Simucents</text:p>
          </table:table-cell>
          <table:table-cell table:style-name="ce46" office:value-type="string" calcext:value-type="string">
            <text:p>Monthly equiv.</text:p>
          </table:table-cell>
          <table:table-cell table:style-name="ce46" office:value-type="string" calcext:value-type="string">
            <text:p>Per crew member</text:p>
          </table:table-cell>
          <table:table-cell table:style-name="ce55" table:number-columns-repeated="1004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45" office:value-type="string" calcext:value-type="string">
            <text:p>kg/km</text:p>
          </table:table-cell>
          <table:table-cell table:style-name="ce32"/>
          <table:table-cell table:style-name="ce87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table:number-columns-repeated="2"/>
          <table:table-cell table:style-name="ce59" table:formula="of:=['file:///home/james/Documents/Simutrans/simutrans-pak128.britain/steam-physics-calcs.ods'#$Extrapolation.T93]" office:value-type="float" office:value="7.65437124375" calcext:value-type="float">
            <text:p>7.65</text:p>
          </table:table-cell>
          <table:table-cell table:style-name="ce31" table:formula="of:=[.E3]*[$'Fuel price normalisation'.$F$2]" office:value-type="currency" office:currency="GHC" office:value="0.232305164076482" calcext:value-type="currency">
            <text:p>₵0.23</text:p>
          </table:table-cell>
          <table:table-cell table:number-columns-repeated="2"/>
          <table:table-cell table:style-name="ce31" table:formula="of:=[.G3]/1.609344" office:value-type="currency" office:currency="GHC" office:value="0" calcext:value-type="currency">
            <text:p>₵0.00</text:p>
          </table:table-cell>
          <table:table-cell table:style-name="ce31" table:formula="of:=[.I3]+[.F3]" office:value-type="currency" office:currency="GHC" office:value="0.232305164076482" calcext:value-type="currency">
            <text:p>₵0.2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O3]/[.K3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DR Wilberforce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style-name="ce59" table:formula="of:=['file:///home/james/Documents/Simutrans/simutrans-pak128.britain/steam-physics-calcs.ods'#$Extrapolation.T12]" office:value-type="float" office:value="19.277675725" calcext:value-type="float">
            <text:p>19.28</text:p>
          </table:table-cell>
          <table:table-cell table:style-name="ce31" table:formula="of:=[.E4]*[$'Fuel price normalisation'.$F$2]" office:value-type="currency" office:currency="GHC" office:value="0.585064857674102" calcext:value-type="currency">
            <text:p>₵0.59</text:p>
          </table:table-cell>
          <table:table-cell table:formula="of:=0.58/240" office:value-type="currency" office:currency="GBP" office:value="0.00241666666666667" calcext:value-type="currency">
            <text:p>£0.0024</text:p>
          </table:table-cell>
          <table:table-cell table:formula="of:=[.G4]*[$'Currency conversion'.$F$2]" office:value-type="currency" office:currency="GHC" office:value="0.140606060606061" calcext:value-type="currency">
            <text:p>₵0.14</text:p>
          </table:table-cell>
          <table:table-cell table:style-name="ce31" table:formula="of:=[.H4]/1.609344" office:value-type="currency" office:currency="GHC" office:value="0.0873685555145827" calcext:value-type="currency">
            <text:p>₵0.09</text:p>
          </table:table-cell>
          <table:table-cell table:style-name="ce31" table:formula="of:=[.I4]+[.F4]" office:value-type="currency" office:currency="GHC" office:value="0.672433413188685" calcext:value-type="currency">
            <text:p>₵0.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O4]/[.K4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1">
          <table:table-cell table:style-name="ce55" office:value-type="string" calcext:value-type="string">
            <text:p>Average for GNR (loco and rolling stock)</text:p>
          </table:table-cell>
          <table:table-cell table:number-columns-repeated="3"/>
          <table:table-cell table:style-name="ce59"/>
          <table:table-cell table:style-name="ce31"/>
          <table:table-cell table:formula="of:=10.34/240" office:value-type="currency" office:currency="GBP" office:value="0.0430833333333333" calcext:value-type="currency">
            <text:p>£0.0431</text:p>
          </table:table-cell>
          <table:table-cell table:formula="of:=[.G5]*[$'Currency conversion'.$F$2]" office:value-type="currency" office:currency="GHC" office:value="2.50666666666667" calcext:value-type="currency">
            <text:p>₵2.51</text:p>
          </table:table-cell>
          <table:table-cell table:style-name="ce31" table:formula="of:=[.H5]/1.609344" office:value-type="currency" office:currency="GHC" office:value="1.55757045520825" calcext:value-type="currency">
            <text:p>₵1.56</text:p>
          </table:table-cell>
          <table:table-cell table:style-name="ce31" table:formula="of:=[.I5]+[.F5]" office:value-type="currency" office:currency="GHC" office:value="1.55757045520825" calcext:value-type="currency">
            <text:p>₵1.5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UK (loco)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style-name="ce59"/>
          <table:table-cell table:style-name="ce31"/>
          <table:table-cell table:formula="of:=7.96/240" office:value-type="currency" office:currency="GBP" office:value="0.0331666666666667" calcext:value-type="currency">
            <text:p>£0.0332</text:p>
          </table:table-cell>
          <table:table-cell table:formula="of:=[.G6]*[$'Currency conversion'.$F$2]" office:value-type="currency" office:currency="GHC" office:value="1.92969696969697" calcext:value-type="currency">
            <text:p>₵1.93</text:p>
          </table:table-cell>
          <table:table-cell table:style-name="ce31" table:formula="of:=[.H6]/1.609344" office:value-type="currency" office:currency="GHC" office:value="1.19905810671738" calcext:value-type="currency">
            <text:p>₵1.20</text:p>
          </table:table-cell>
          <table:table-cell table:style-name="ce31" table:formula="of:=[.I6]+[.F6]" office:value-type="currency" office:currency="GHC" office:value="1.19905810671738" calcext:value-type="currency">
            <text:p>₵1.20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UK (rolling stock)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style-name="ce59"/>
          <table:table-cell table:style-name="ce31"/>
          <table:table-cell table:formula="of:=2.65/240" office:value-type="currency" office:currency="GBP" office:value="0.0110416666666667" calcext:value-type="currency">
            <text:p>£0.0110</text:p>
          </table:table-cell>
          <table:table-cell table:formula="of:=[.G7]*[$'Currency conversion'.$F$2]" office:value-type="currency" office:currency="GHC" office:value="0.642424242424242" calcext:value-type="currency">
            <text:p>₵0.64</text:p>
          </table:table-cell>
          <table:table-cell table:style-name="ce31" table:formula="of:=[.H7]/1.609344" office:value-type="currency" office:currency="GHC" office:value="0.399183917437318" calcext:value-type="currency">
            <text:p>₵0.40</text:p>
          </table:table-cell>
          <table:table-cell table:style-name="ce31" table:formula="of:=[.I7]+[.F7]" office:value-type="currency" office:currency="GHC" office:value="0.399183917437318" calcext:value-type="currency">
            <text:p>₵0.40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GNR (traffic charges)</text:p>
          </table:table-cell>
          <table:table-cell table:number-columns-repeated="3"/>
          <table:table-cell table:style-name="ce59"/>
          <table:table-cell table:style-name="ce31"/>
          <table:table-cell table:formula="of:=10.33/240" office:value-type="currency" office:currency="GBP" office:value="0.0430416666666667" calcext:value-type="currency">
            <text:p>£0.0430</text:p>
          </table:table-cell>
          <table:table-cell table:formula="of:=[.G8]*[$'Currency conversion'.$F$2]" office:value-type="currency" office:currency="GHC" office:value="2.50424242424242" calcext:value-type="currency">
            <text:p>₵2.50</text:p>
          </table:table-cell>
          <table:table-cell table:style-name="ce31" table:formula="of:=[.H8]/1.609344" office:value-type="currency" office:currency="GHC" office:value="1.55606410080283" calcext:value-type="currency">
            <text:p>₵1.56</text:p>
          </table:table-cell>
          <table:table-cell table:style-name="ce31" table:formula="of:=[.I8]+[.F8]" office:value-type="currency" office:currency="GHC" office:value="1.55606410080283" calcext:value-type="currency">
            <text:p>₵1.5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GNR (combined)</text:p>
          </table:table-cell>
          <table:table-cell table:number-columns-repeated="3"/>
          <table:table-cell table:style-name="ce59"/>
          <table:table-cell table:style-name="ce31"/>
          <table:table-cell table:number-columns-repeated="3"/>
          <table:table-cell table:style-name="ce31" table:formula="of:=[.I8]+[.I5]" office:value-type="currency" office:currency="GHC" office:value="3.11363455601108" calcext:value-type="currency">
            <text:p>₵3.1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 table:number-columns-repeated="2"/>
          <table:table-cell table:style-name="ce45"/>
          <table:table-cell table:style-name="ce45" office:value-type="string" calcext:value-type="string">
            <text:p>kg/km</text:p>
          </table:table-cell>
          <table:table-cell table:style-name="ce32"/>
          <table:table-cell table:style-name="ce87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Tram engine</text:p>
          </table:table-cell>
          <table:table-cell table:style-name="ce84"/>
          <table:table-cell table:number-columns-repeated="8"/>
          <table:table-cell office:value-type="float" office:value="1" calcext:value-type="float">
            <text:p>1</text:p>
          </table:table-cell>
          <table:table-cell table:formula="of:=1.5/64" office:value-type="currency" office:currency="GBP" office:value="0.0234375" calcext:value-type="currency">
            <text:p>£0.02</text:p>
          </table:table-cell>
          <table:table-cell table:formula="of:=[.L11]" office:value-type="currency" office:currency="GBP" office:value="0.0234375" calcext:value-type="currency">
            <text:p>£0.02</text:p>
          </table:table-cell>
          <table:table-cell table:formula="of:=[.M11]*[$'Currency conversion'.$F$2]" office:value-type="currency" office:currency="GHC" office:value="1.36363636363636" calcext:value-type="currency">
            <text:p>₵1.36</text:p>
          </table:table-cell>
          <table:table-cell table:formula="of:=[.N11]*[$'Capital to maintenance ratio'.$D$3]" office:value-type="currency" office:currency="GHC" office:value="8.72727272727273" calcext:value-type="currency">
            <text:p>₵8.73</text:p>
          </table:table-cell>
          <table:table-cell table:formula="of:=[.O11]/[.K11]" office:value-type="currency" office:currency="GHC" office:value="8.72727272727273" calcext:value-type="currency">
            <text:p>₵8.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m car (excl. driver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1/64" office:value-type="currency" office:currency="GBP" office:value="0.015625" calcext:value-type="currency">
            <text:p>£0.02</text:p>
          </table:table-cell>
          <table:table-cell table:formula="of:=[.L12]" office:value-type="currency" office:currency="GBP" office:value="0.015625" calcext:value-type="currency">
            <text:p>£0.02</text:p>
          </table:table-cell>
          <table:table-cell table:formula="of:=[.M12]*[$'Currency conversion'.$F$2]" office:value-type="currency" office:currency="GHC" office:value="0.909090909090909" calcext:value-type="currency">
            <text:p>₵0.91</text:p>
          </table:table-cell>
          <table:table-cell table:formula="of:=[.N12]*[$'Capital to maintenance ratio'.$D$3]" office:value-type="currency" office:currency="GHC" office:value="5.81818181818182" calcext:value-type="currency">
            <text:p>₵5.82</text:p>
          </table:table-cell>
          <table:table-cell table:formula="of:=[.O12]/[.K12]" office:value-type="currency" office:currency="GHC" office:value="5.81818181818182" calcext:value-type="currency">
            <text:p>₵5.82</text:p>
          </table:table-cell>
          <table:table-cell table:number-columns-repeated="1004"/>
        </table:table-row>
        <table:table-row table:style-name="ro2" table:number-rows-repeated="1048563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Vehicles (Simutrans)" table:style-name="ta1">
        <table:table-column table:style-name="co69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70" table:default-cell-style-name="ce31"/>
        <table:table-column table:style-name="co11" table:number-columns-repeated="2" table:default-cell-style-name="ce31"/>
        <table:table-column table:style-name="co59" table:default-cell-style-name="Default"/>
        <table:table-column table:style-name="co64" table:default-cell-style-name="ce31"/>
        <table:table-column table:style-name="co22" table:default-cell-style-name="ce31"/>
        <table:table-column table:style-name="co71" table:default-cell-style-name="ce31"/>
        <table:table-column table:style-name="co59" table:default-cell-style-name="ce31"/>
        <table:table-column table:style-name="co62" table:default-cell-style-name="ce8"/>
        <table:table-column table:style-name="co59" table:default-cell-style-name="ce8"/>
        <table:table-column table:style-name="co59" table:default-cell-style-name="Default"/>
        <table:table-column table:style-name="co11" table:number-columns-repeated="1010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85" office:value-type="string" calcext:value-type="string">
            <text:p>Traction type</text:p>
          </table:table-cell>
          <table:table-cell table:style-name="ce89" office:value-type="string" calcext:value-type="string">
            <text:p>Cost per km (.dat file) / in-game</text:p>
          </table:table-cell>
          <table:table-cell table:style-name="ce44" office:value-type="string" calcext:value-type="string">
            <text:p>Capital cost (.dat file)</text:p>
          </table:table-cell>
          <table:table-cell table:style-name="ce44" office:value-type="string" calcext:value-type="string">
            <text:p>Capital cost (in game)</text:p>
          </table:table-cell>
          <table:table-cell table:style-name="ce93" office:value-type="string" calcext:value-type="string">
            <text:p>.dat file to in-game ratio</text:p>
          </table:table-cell>
          <table:table-cell table:style-name="ce46" office:value-type="string" calcext:value-type="string">
            <text:p>Monthly cost (.dat file)</text:p>
          </table:table-cell>
          <table:table-cell table:style-name="ce46" office:value-type="string" calcext:value-type="string">
            <text:p>Monthly cost (in-game)</text:p>
          </table:table-cell>
          <table:table-cell table:style-name="ce46" office:value-type="string" calcext:value-type="string">
            <text:p>Annualised cost (in-game)</text:p>
          </table:table-cell>
          <table:table-cell table:style-name="ce92" office:value-type="string" calcext:value-type="string">
            <text:p>Hourly cost (in-game)</text:p>
          </table:table-cell>
          <table:table-cell table:style-name="ce90" office:value-type="string" calcext:value-type="string">
            <text:p>Crew</text:p>
          </table:table-cell>
          <table:table-cell table:style-name="ce90" office:value-type="string" calcext:value-type="string">
            <text:p>Hourly cost per person</text:p>
          </table:table-cell>
          <table:table-cell table:style-name="ce93" office:value-type="string" calcext:value-type="string">
            <text:p>.dat file to in-game ratio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4" table:number-columns-repeated="2"/>
          <table:table-cell table:style-name="ce45"/>
          <table:table-cell table:style-name="ce32" table:number-columns-repeated="2"/>
          <table:table-cell table:style-name="ce13"/>
          <table:table-cell table:style-name="ce32" table:number-columns-repeated="4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currency" office:currency="GHC" office:value="0.62" calcext:value-type="currency">
            <text:p>₵0.62</text:p>
          </table:table-cell>
          <table:table-cell office:value-type="currency" office:currency="GHC" office:value="4200" calcext:value-type="currency">
            <text:p>₵4,200.00</text:p>
          </table:table-cell>
          <table:table-cell office:value-type="currency" office:currency="GHC" office:value="525" calcext:value-type="currency">
            <text:p>₵525.00</text:p>
          </table:table-cell>
          <table:table-cell table:formula="of:=[.E3]/[.F3]" office:value-type="float" office:value="8" calcext:value-type="float">
            <text:p>8</text:p>
          </table:table-cell>
          <table:table-cell office:value-type="currency" office:currency="GHC" office:value="82.19" calcext:value-type="currency">
            <text:p>₵82.19</text:p>
          </table:table-cell>
          <table:table-cell office:value-type="currency" office:currency="GHC" office:value="20.54" calcext:value-type="currency">
            <text:p>₵20.54</text:p>
          </table:table-cell>
          <table:table-cell table:formula="of:=[.I3]*23" office:value-type="currency" office:currency="GHC" office:value="472.42" calcext:value-type="currency">
            <text:p>₵472.42</text:p>
          </table:table-cell>
          <table:table-cell table:formula="of:=[.I3]/[$'Capital to maintenance ratio'.$D$3]" office:value-type="currency" office:currency="GHC" office:value="3.209375" calcext:value-type="currency">
            <text:p>₵3.21</text:p>
          </table:table-cell>
          <table:table-cell office:value-type="float" office:value="2" calcext:value-type="float">
            <text:p>2</text:p>
          </table:table-cell>
          <table:table-cell table:style-name="ce31" table:formula="of:=[.K3]/[.L3]" office:value-type="currency" office:currency="GHC" office:value="1.6046875" calcext:value-type="currency">
            <text:p>₵1.60</text:p>
          </table:table-cell>
          <table:table-cell table:style-name="ce53" table:formula="of:=[.H3]/[.I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32" table:number-columns-repeated="2"/>
          <table:table-cell table:style-name="ce13"/>
          <table:table-cell table:style-name="ce32" table:number-columns-repeated="4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GWR 55 “Queen” Class 2-2-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F5]*[.G5]" office:value-type="currency" office:currency="GHC" office:value="191504" calcext:value-type="currency">
            <text:p>₵191,504.00</text:p>
          </table:table-cell>
          <table:table-cell office:value-type="currency" office:currency="GHC" office:value="23938" calcext:value-type="currency">
            <text:p>₵23,93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5]*[.N5]" office:value-type="currency" office:currency="GHC" office:value="393.663690360273" calcext:value-type="currency">
            <text:p>₵393.66</text:p>
          </table:table-cell>
          <table:table-cell office:value-type="currency" office:currency="GHC" office:value="98.38" calcext:value-type="currency">
            <text:p>₵98.38</text:p>
          </table:table-cell>
          <table:table-cell table:formula="of:=[.I5]*23" office:value-type="currency" office:currency="GHC" office:value="2262.74" calcext:value-type="currency">
            <text:p>₵2,262.74</text:p>
          </table:table-cell>
          <table:table-cell table:formula="of:=[.I5]/[$'Capital to maintenance ratio'.$D$3]" office:value-type="currency" office:currency="GHC" office:value="15.371875" calcext:value-type="currency">
            <text:p>₵15.37</text:p>
          </table:table-cell>
          <table:table-cell office:value-type="float" office:value="2" calcext:value-type="float">
            <text:p>2</text:p>
          </table:table-cell>
          <table:table-cell table:style-name="ce31" table:formula="of:=[.K5]/[.L5]" office:value-type="currency" office:currency="GHC" office:value="7.6859375" calcext:value-type="currency">
            <text:p>₵7.69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WR “Sampson” Class 2-4-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11" calcext:value-type="currency">
            <text:p>₵2.11</text:p>
          </table:table-cell>
          <table:table-cell table:formula="of:=[.F6]*[.G6]" office:value-type="currency" office:currency="GHC" office:value="176000" calcext:value-type="currency">
            <text:p>₵176,000.00</text:p>
          </table:table-cell>
          <table:table-cell office:value-type="currency" office:currency="GHC" office:value="22000" calcext:value-type="currency">
            <text:p>₵22,000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6]*[.N6]" office:value-type="currency" office:currency="GHC" office:value="386.7811781889" calcext:value-type="currency">
            <text:p>₵386.78</text:p>
          </table:table-cell>
          <table:table-cell office:value-type="currency" office:currency="GHC" office:value="96.66" calcext:value-type="currency">
            <text:p>₵96.66</text:p>
          </table:table-cell>
          <table:table-cell table:formula="of:=[.I6]*23" office:value-type="currency" office:currency="GHC" office:value="2223.18" calcext:value-type="currency">
            <text:p>₵2,223.18</text:p>
          </table:table-cell>
          <table:table-cell table:formula="of:=[.I6]/[$'Capital to maintenance ratio'.$D$3]" office:value-type="currency" office:currency="GHC" office:value="15.103125" calcext:value-type="currency">
            <text:p>₵15.10</text:p>
          </table:table-cell>
          <table:table-cell office:value-type="float" office:value="2" calcext:value-type="float">
            <text:p>2</text:p>
          </table:table-cell>
          <table:table-cell table:style-name="ce31" table:formula="of:=[.K6]/[.L6]" office:value-type="currency" office:currency="GHC" office:value="7.5515625" calcext:value-type="currency">
            <text:p>₵7.55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46" calcext:value-type="currency">
            <text:p>₵2.46</text:p>
          </table:table-cell>
          <table:table-cell table:formula="of:=[.F7]*[.G7]" office:value-type="currency" office:currency="GHC" office:value="196416" calcext:value-type="currency">
            <text:p>₵196,416.00</text:p>
          </table:table-cell>
          <table:table-cell office:value-type="currency" office:currency="GHC" office:value="24552" calcext:value-type="currency">
            <text:p>₵24,552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7]*[.N7]" office:value-type="currency" office:currency="GHC" office:value="403.827400194742" calcext:value-type="currency">
            <text:p>₵403.83</text:p>
          </table:table-cell>
          <table:table-cell office:value-type="currency" office:currency="GHC" office:value="100.92" calcext:value-type="currency">
            <text:p>₵100.92</text:p>
          </table:table-cell>
          <table:table-cell table:formula="of:=[.I7]*23" office:value-type="currency" office:currency="GHC" office:value="2321.16" calcext:value-type="currency">
            <text:p>₵2,321.16</text:p>
          </table:table-cell>
          <table:table-cell table:formula="of:=[.I7]/[$'Capital to maintenance ratio'.$D$3]" office:value-type="currency" office:currency="GHC" office:value="15.76875" calcext:value-type="currency">
            <text:p>₵15.77</text:p>
          </table:table-cell>
          <table:table-cell office:value-type="float" office:value="2" calcext:value-type="float">
            <text:p>2</text:p>
          </table:table-cell>
          <table:table-cell table:style-name="ce31" table:formula="of:=[.K7]/[.L7]" office:value-type="currency" office:currency="GHC" office:value="7.884375" calcext:value-type="currency">
            <text:p>₵7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el price normalisation" table:style-name="ta1">
        <table:table-column table:style-name="co36" table:default-cell-style-name="Default"/>
        <table:table-column table:style-name="co72" table:default-cell-style-name="Default"/>
        <table:table-column table:style-name="co36" table:default-cell-style-name="Default"/>
        <table:table-column table:style-name="co73" table:default-cell-style-name="ce12"/>
        <table:table-column table:style-name="co22" table:default-cell-style-name="ce31"/>
        <table:table-column table:style-name="co11" table:default-cell-style-name="ce31"/>
        <table:table-column table:style-name="co74" table:default-cell-style-name="Default"/>
        <table:table-column table:style-name="co11" table:number-columns-repeated="1017" table:default-cell-style-name="Default"/>
        <table:table-row table:style-name="ro1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Price per ton or gallon</text:p>
          </table:table-cell>
          <table:table-cell table:style-name="ce3" office:value-type="string" calcext:value-type="string">
            <text:p>Date</text:p>
          </table:table-cell>
          <table:table-cell table:style-name="ce11" office:value-type="string" calcext:value-type="string">
            <text:p>Normalised to 1900 (BoE)</text:p>
          </table:table-cell>
          <table:table-cell table:style-name="ce30" office:value-type="string" calcext:value-type="string">
            <text:p>In SimuCents</text:p>
          </table:table-cell>
          <table:table-cell table:style-name="ce30" office:value-type="string" calcext:value-type="string">
            <text:p>Price per kg or litre</text:p>
          </table:table-cell>
          <table:table-cell table:style-name="ce3" office:value-type="string" calcext:value-type="string">
            <text:p>Source</text:p>
          </table:table-cell>
          <table:table-cell table:style-name="ce61" table:number-columns-repeated="1017"/>
        </table:table-row>
        <table:table-row table:style-name="ro2">
          <table:table-cell office:value-type="string" calcext:value-type="string">
            <text:p>Coal</text:p>
          </table:table-cell>
          <table:table-cell table:style-name="ce12" table:formula="of:=11/20" office:value-type="currency" office:currency="GBP" office:value="0.55" calcext:value-type="currency">
            <text:p>£0.55</text:p>
          </table:table-cell>
          <table:table-cell office:value-type="float" office:value="1911" calcext:value-type="float">
            <text:p>1911</text:p>
          </table:table-cell>
          <table:table-cell office:value-type="currency" office:currency="GBP" office:value="0.53" calcext:value-type="currency">
            <text:p>£0.53</text:p>
          </table:table-cell>
          <table:table-cell table:formula="of:=[.D2]*[$'Currency conversion'.F2]" office:value-type="currency" office:currency="GHC" office:value="30.8363636363636" calcext:value-type="currency">
            <text:p>₵30.84</text:p>
          </table:table-cell>
          <table:table-cell table:formula="of:=[.E2]/1016.0470432" office:value-type="currency" office:currency="GHC" office:value="0.0303493463641661" calcext:value-type="currency">
            <text:p>₵0.03</text:p>
          </table:table-cell>
          <table:table-cell office:value-type="string" calcext:value-type="string">
            <text:p>https://api.parliament.uk/historic-hansard/commons/1912/mar/20/price-of-coal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revenue (BB)" table:style-name="ta1">
        <table:table-column table:style-name="co63" table:default-cell-style-name="Default"/>
        <table:table-column table:style-name="co11" table:default-cell-style-name="Default"/>
        <table:table-column table:style-name="co75" table:number-columns-repeated="2" table:default-cell-style-name="Default"/>
        <table:table-column table:style-name="co11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ce12"/>
        <table:table-column table:style-name="co79" table:default-cell-style-name="Default"/>
        <table:table-row table:style-name="ro2">
          <table:table-cell table:style-name="ce56" office:value-type="string" calcext:value-type="string">
            <text:p>Example</text:p>
          </table:table-cell>
          <table:table-cell table:style-name="ce56" office:value-type="string" calcext:value-type="string">
            <text:p>Year</text:p>
          </table:table-cell>
          <table:table-cell table:style-name="ce56" office:value-type="string" calcext:value-type="string">
            <text:p>Revenue (month)</text:p>
          </table:table-cell>
          <table:table-cell table:style-name="ce56" office:value-type="string" calcext:value-type="string">
            <text:p>Distance (month)</text:p>
          </table:table-cell>
          <table:table-cell table:style-name="ce56" office:value-type="string" calcext:value-type="string">
            <text:p>Revenue/km</text:p>
          </table:table-cell>
          <table:table-cell table:style-name="ce56" office:value-type="string" calcext:value-type="string">
            <text:p>Passengers</text:p>
          </table:table-cell>
          <table:table-cell table:style-name="ce56" office:value-type="string" calcext:value-type="string">
            <text:p>Revenue/passenger</text:p>
          </table:table-cell>
          <table:table-cell table:style-name="ce56" office:value-type="string" calcext:value-type="string">
            <text:p>Revenue/passenger/km</text:p>
          </table:table-cell>
          <table:table-cell table:style-name="ce94" office:value-type="string" calcext:value-type="string">
            <text:p>In old pennies</text:p>
          </table:table-cell>
          <table:table-cell table:style-name="ce56" office:value-type="string" calcext:value-type="string">
            <text:p>Revenue/passenger/mile</text:p>
          </table:table-cell>
        </table:table-row>
        <table:table-row table:style-name="ro2">
          <table:table-cell office:value-type="string" calcext:value-type="string">
            <text:p>UAR Pewton – Temingstone</text:p>
          </table:table-cell>
          <table:table-cell office:value-type="float" office:value="1874" calcext:value-type="float">
            <text:p>1874</text:p>
          </table:table-cell>
          <table:table-cell table:style-name="ce31" table:formula="of:=27594.34" office:value-type="currency" office:currency="GHC" office:value="27594.34" calcext:value-type="currency">
            <text:p>₵27,594.34</text:p>
          </table:table-cell>
          <table:table-cell table:formula="of:=1147" office:value-type="float" office:value="1147" calcext:value-type="float">
            <text:p>1147</text:p>
          </table:table-cell>
          <table:table-cell table:style-name="ce31" table:formula="of:=[.C2]/[.D2]" office:value-type="currency" office:currency="GHC" office:value="24.0578378378378" calcext:value-type="currency">
            <text:p>₵24.06</text:p>
          </table:table-cell>
          <table:table-cell table:formula="of:=4630" office:value-type="float" office:value="4630" calcext:value-type="float">
            <text:p>4630</text:p>
          </table:table-cell>
          <table:table-cell table:style-name="ce31" table:formula="of:=[.C2]/[.F2]" office:value-type="currency" office:currency="GHC" office:value="5.95990064794816" calcext:value-type="currency">
            <text:p>₵5.96</text:p>
          </table:table-cell>
          <table:table-cell table:style-name="ce62" table:formula="of:=[.G2]/[.D2]" office:value-type="currency" office:currency="GHC" office:value="0.00519607728679003" calcext:value-type="currency">
            <text:p>₵0.0052</text:p>
          </table:table-cell>
          <table:table-cell table:style-name="ce95" table:formula="of:=([.H2]*[$'Currency conversion'.G2])*240" office:value-type="float" office:value="0.0214338188080089" calcext:value-type="float">
            <text:p>0.02</text:p>
          </table:table-cell>
          <table:table-cell table:style-name="ce59" table:formula="of:=[.I2]*1.609344" office:value-type="float" office:value="0.0344943876957562" calcext:value-type="float">
            <text:p>0.03</text:p>
          </table:table-cell>
        </table:table-row>
        <table:table-row table:style-name="ro2">
          <table:table-cell table:style-name="ce55" office:value-type="string" calcext:value-type="string">
            <text:p>UAR Trans-Anglia Express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183203.2" calcext:value-type="currency">
            <text:p>₵183,203.20</text:p>
          </table:table-cell>
          <table:table-cell office:value-type="float" office:value="4908" calcext:value-type="float">
            <text:p>4908</text:p>
          </table:table-cell>
          <table:table-cell table:style-name="ce31" table:formula="of:=[.C3]/[.D3]" office:value-type="currency" office:currency="GHC" office:value="37.3274653626732" calcext:value-type="currency">
            <text:p>₵37.33</text:p>
          </table:table-cell>
          <table:table-cell office:value-type="float" office:value="11754" calcext:value-type="float">
            <text:p>11754</text:p>
          </table:table-cell>
          <table:table-cell table:style-name="ce31" table:formula="of:=[.C3]/[.F3]" office:value-type="currency" office:currency="GHC" office:value="15.5864556746639" calcext:value-type="currency">
            <text:p>₵15.59</text:p>
          </table:table-cell>
          <table:table-cell table:style-name="ce62" table:formula="of:=[.G3]/[.D3]" office:value-type="currency" office:currency="GHC" office:value="0.00317572446509045" calcext:value-type="currency">
            <text:p>₵0.0032</text:p>
          </table:table-cell>
          <table:table-cell table:style-name="ce95" table:formula="of:=([.H3]*[$'Currency conversion'.G3])*240" office:value-type="float" office:value="0" calcext:value-type="float">
            <text:p>0.00</text:p>
          </table:table-cell>
          <table:table-cell table:style-name="ce59" table:formula="of:=[.I3]*1.609344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UAR Queensingfield shuttle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500.45" calcext:value-type="currency">
            <text:p>₵500.45</text:p>
          </table:table-cell>
          <table:table-cell office:value-type="float" office:value="102" calcext:value-type="float">
            <text:p>102</text:p>
          </table:table-cell>
          <table:table-cell table:style-name="ce31" table:formula="of:=[.C4]/[.D4]" office:value-type="currency" office:currency="GHC" office:value="4.90637254901961" calcext:value-type="currency">
            <text:p>₵4.91</text:p>
          </table:table-cell>
          <table:table-cell office:value-type="float" office:value="2137" calcext:value-type="float">
            <text:p>2137</text:p>
          </table:table-cell>
          <table:table-cell table:style-name="ce31" table:formula="of:=[.C4]/[.F4]" office:value-type="currency" office:currency="GHC" office:value="0.234183434721572" calcext:value-type="currency">
            <text:p>₵0.23</text:p>
          </table:table-cell>
          <table:table-cell table:style-name="ce62" table:formula="of:=[.G4]/[.D4]" office:value-type="currency" office:currency="GHC" office:value="0.00229591602668208" calcext:value-type="currency">
            <text:p>₵0.0023</text:p>
          </table:table-cell>
          <table:table-cell table:style-name="ce95" table:formula="of:=([.H4]*[$'Currency conversion'.G4])*240" office:value-type="float" office:value="0" calcext:value-type="float">
            <text:p>0.00</text:p>
          </table:table-cell>
          <table:table-cell table:style-name="ce59" table:formula="of:=[.I4]*1.609344" office:value-type="float" office:value="0" calcext:value-type="float">
            <text:p>0.00</text:p>
          </table:table-cell>
        </table:table-row>
        <table:table-row table:style-name="ro2" table:number-rows-repeated="104857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'file:///home/james/Documents/Simutrans/simutrans-pak128.britain/steam-physics-calcs.ods'#Extrapolation" table:print="false" table:style-name="ta_extref">
        <table:table-source xlink:type="simple" xlink:href="../steam-physics-calcs.ods" table:table-name="Extrapolation" table:mode="copy-results-only"/>
        <table:table-column table:number-columns-repeated="20"/>
        <table:table-row table:number-rows-repeated="11">
          <table:table-cell table:number-columns-repeated="20"/>
        </table:table-row>
        <table:table-row>
          <table:table-cell table:number-columns-repeated="19"/>
          <table:table-cell table:style-name="ce1" office:value-type="float" office:value="19.277675725">
            <text:p>19.277675725</text:p>
          </table:table-cell>
        </table:table-row>
        <table:table-row table:number-rows-repeated="80">
          <table:table-cell table:number-columns-repeated="20"/>
        </table:table-row>
        <table:table-row>
          <table:table-cell table:number-columns-repeated="19"/>
          <table:table-cell table:style-name="ce1" office:value-type="float" office:value="7.65437124375">
            <text:p>7.65437124375</text:p>
          </table:table-cell>
        </table:table-row>
      </table:table>
      <table:named-expressions/>
      <table:database-ranges>
        <table:database-range table:name="__Anonymous_Sheet_DB__2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number:number-style style:name="N119">
      <number:number number:decimal-places="2" loext:min-decimal-places="2" number:min-integer-digits="0"/>
    </number:number-style>
    <number:number-style style:name="N120">
      <number:number number:decimal-places="1" loext:min-decimal-places="1" number:min-integer-digits="0"/>
    </number:number-style>
    <number:number-style style:name="N121P0" style:volatile="true">
      <number:number number:decimal-places="2" loext:min-decimal-places="2" number:min-integer-digits="1" number:grouping="true"/>
    </number:number-style>
    <number:currency-style style:name="N121" number:title="User-defined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number:text>d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7T10:56:30.909248731</dc:date>
    <dc:creator>James Petts</dc:creator>
    <meta:editing-duration>P1DT6H1M31S</meta:editing-duration>
    <meta:editing-cycles>710</meta:editing-cycles>
    <meta:document-statistic meta:table-count="12" meta:cell-count="3785" meta:object-count="0"/>
  </office:meta>
</office:document-meta>
</file>